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03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5.352cm"/>
    </style:style>
    <style:style style:name="co11" style:family="table-column">
      <style:table-column-properties fo:break-before="auto" style:column-width="7.384cm"/>
    </style:style>
    <style:style style:name="co12" style:family="table-column">
      <style:table-column-properties fo:break-before="auto" style:column-width="5.121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4.45cm"/>
    </style:style>
    <style:style style:name="co15" style:family="table-column">
      <style:table-column-properties fo:break-before="auto" style:column-width="4.724cm"/>
    </style:style>
    <style:style style:name="co16" style:family="table-column">
      <style:table-column-properties fo:break-before="auto" style:column-width="4.891cm"/>
    </style:style>
    <style:style style:name="co17" style:family="table-column">
      <style:table-column-properties fo:break-before="auto" style:column-width="5.059cm"/>
    </style:style>
    <style:style style:name="co18" style:family="table-column">
      <style:table-column-properties fo:break-before="auto" style:column-width="4.242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5.168cm"/>
    </style:style>
    <style:style style:name="co21" style:family="table-column">
      <style:table-column-properties fo:break-before="auto" style:column-width="5.509cm"/>
    </style:style>
    <style:style style:name="co22" style:family="table-column">
      <style:table-column-properties fo:break-before="auto" style:column-width="5.583cm"/>
    </style:style>
    <style:style style:name="co23" style:family="table-column">
      <style:table-column-properties fo:break-before="auto" style:column-width="3.02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Bitstream Charter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="0.06pt solid #000000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style:font-name="Bitstream Charter" fo:font-size="11pt" style:font-size-asian="11pt" style:font-size-complex="11pt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Bitstream Chart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Bitstream Charter" fo:font-size="11pt" style:font-size-asian="11pt" style:font-size-complex="11pt"/>
    </style:style>
    <style:style style:name="ce8" style:family="table-cell" style:parent-style-name="Default" style:data-style-name="N11">
      <style:table-cell-properties fo:border="0.06pt solid #000000"/>
      <style:text-properties style:font-name="Bitstream Charter"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9" table:default-cell-style-name="Default"/>
        <table:table-row table:style-name="ro3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  <table:table-cell office:value-type="string">
            <text:p>DC HIT</text:p>
          </table:table-cell>
          <table:table-cell office:value-type="string">
            <text:p>DC MISS</text:p>
          </table:table-cell>
          <table:table-cell office:value-type="string">
            <text:p>IC HIT </text:p>
          </table:table-cell>
          <table:table-cell office:value-type="string">
            <text:p>IC MISS</text:p>
          </table:table-cell>
          <table:table-cell office:value-type="string">
            <text:p>TOTAL ST</text:p>
          </table:table-cell>
          <table:table-cell office:value-type="string">
            <text:p>ST WB</text:p>
          </table:table-cell>
          <table:table-cell office:value-type="string">
            <text:p>% DC MISS</text:p>
          </table:table-cell>
          <table:table-cell office:value-type="string">
            <text:p>% IC MISS</text:p>
          </table:table-cell>
          <table:table-cell office:value-type="string">
            <text:p>% WB</text:p>
          </table:table-cell>
        </table:table-row>
        <table:table-row table:style-name="ro3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,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,2599169689</text:p>
          </table:table-cell>
          <table:table-cell table:formula="of:=([.J2]*100)/[.D2]" office:value-type="float" office:value="0.0158819112940094">
            <text:p>0,0158819113</text:p>
          </table:table-cell>
          <table:table-cell table:formula="of:=([.L2]*100)/[.K2]" office:value-type="float" office:value="3.31449280323127">
            <text:p>3,3144928032</text:p>
          </table:table-cell>
        </table:table-row>
        <table:table-row table:style-name="ro3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,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,6449747301</text:p>
          </table:table-cell>
          <table:table-cell table:formula="of:=([.J3]*100)/[.D3]" office:value-type="float" office:value="0.000362552306053917">
            <text:p>0,0003625523</text:p>
          </table:table-cell>
          <table:table-cell table:formula="of:=([.L3]*100)/[.K3]" office:value-type="float" office:value="0.489161104142251">
            <text:p>0,4891611041</text:p>
          </table:table-cell>
        </table:table-row>
        <table:table-row table:style-name="ro3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,86350618304037E-005</text:p>
          </table:table-cell>
          <table:table-cell table:formula="of:=[.C4]/[.D4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,7111196647</text:p>
          </table:table-cell>
          <table:table-cell table:formula="of:=([.J4]*100)/[.D4]" office:value-type="float" office:value="0.0127774038648292">
            <text:p>0,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3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,86350618304037E-005</text:p>
          </table:table-cell>
          <table:table-cell table:formula="of:=[.C5]/[.D5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,7111196647</text:p>
          </table:table-cell>
          <table:table-cell table:formula="of:=([.J5]*100)/[.D5]" office:value-type="float" office:value="0.0127774038648292">
            <text:p>0,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3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,000058635</text:p>
          </table:table-cell>
          <table:table-cell table:formula="of:=[.C6]/[.D6]" office:value-type="float" office:value="0.0153829301423047">
            <text:p>0,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,7111196647</text:p>
          </table:table-cell>
          <table:table-cell table:formula="of:=([.J6]*100)/[.D6]" office:value-type="float" office:value="0.0127773948208488">
            <text:p>0,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3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,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,0639145625</text:p>
          </table:table-cell>
          <table:table-cell table:formula="of:=([.J7]*100)/[.D7]" office:value-type="float" office:value="0.000545224233394177">
            <text:p>0,0005452242</text:p>
          </table:table-cell>
          <table:table-cell table:formula="of:=([.L7]*100)/[.K7]" office:value-type="float" office:value="0.000112347117128558">
            <text:p>0,0001123471</text:p>
          </table:table-cell>
        </table:table-row>
        <table:table-row table:style-name="ro3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OR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3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,018471481</text:p>
          </table:table-cell>
          <table:table-cell table:formula="of:=([.J9]*100)/[.D9]" office:value-type="float" office:value="0.00540645178100804">
            <text:p>0,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3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,001239041</text:p>
          </table:table-cell>
          <table:table-cell table:formula="of:=([.J10]*100)/[.D10]" office:value-type="float" office:value="0.000360248246087205">
            <text:p>0,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3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,0147686082</text:p>
          </table:table-cell>
          <table:table-cell table:formula="of:=([.J11]*100)/[.D11]" office:value-type="float" office:value="0.00598241530173527">
            <text:p>0,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3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,0007597771</text:p>
          </table:table-cell>
          <table:table-cell table:formula="of:=([.J12]*100)/[.D12]" office:value-type="float" office:value="0.000307779091665891">
            <text:p>0,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3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,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,5069111565</text:p>
          </table:table-cell>
          <table:table-cell table:formula="of:=([.J13]*100)/[.D13]" office:value-type="float" office:value="0.00462042674492437">
            <text:p>0,0046204267</text:p>
          </table:table-cell>
          <table:table-cell table:formula="of:=([.L13]*100)/[.K13]" office:value-type="float" office:value="0.000207112234119669">
            <text:p>0,0002071122</text:p>
          </table:table-cell>
        </table:table-row>
        <table:table-row table:style-name="ro3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,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,4362675749</text:p>
          </table:table-cell>
          <table:table-cell table:formula="of:=([.J14]*100)/[.D14]" office:value-type="float" office:value="0.00587012193784172">
            <text:p>0,0058701219</text:p>
          </table:table-cell>
          <table:table-cell table:formula="of:=([.L14]*100)/[.K14]" office:value-type="float" office:value="0.000183724237268829">
            <text:p>0,0001837242</text:p>
          </table:table-cell>
        </table:table-row>
        <table:table-row table:style-name="ro3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,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,5639312113</text:p>
          </table:table-cell>
          <table:table-cell table:formula="of:=([.J15]*100)/[.D15]" office:value-type="float" office:value="0.000873951376188039">
            <text:p>0,0008739514</text:p>
          </table:table-cell>
          <table:table-cell table:formula="of:=([.L15]*100)/[.K15]" office:value-type="float" office:value="0.240480974267228">
            <text:p>0,2404809743</text:p>
          </table:table-cell>
        </table:table-row>
        <table:table-row table:style-name="ro3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,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,9075730748</text:p>
          </table:table-cell>
          <table:table-cell table:formula="of:=([.J16]*100)/[.D16]" office:value-type="float" office:value="0.00035694821186999">
            <text:p>0,0003569482</text:p>
          </table:table-cell>
          <table:table-cell table:formula="of:=([.L16]*100)/[.K16]" office:value-type="float" office:value="0.295961780133211">
            <text:p>0,2959617801</text:p>
          </table:table-cell>
        </table:table-row>
        <table:table-row table:style-name="ro3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,0355481986</text:p>
          </table:table-cell>
          <table:table-cell table:formula="of:=([.J17]*100)/[.D17]" office:value-type="float" office:value="0.0203964610333756">
            <text:p>0,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3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,00008218</text:p>
          </table:table-cell>
          <table:table-cell table:formula="of:=[.C18]/[.D18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,4749755093</text:p>
          </table:table-cell>
          <table:table-cell table:formula="of:=([.J18]*100)/[.D18]" office:value-type="float" office:value="0.0487982837484447">
            <text:p>0,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3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,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,1109829912</text:p>
          </table:table-cell>
          <table:table-cell table:formula="of:=([.J19]*100)/[.D19]" office:value-type="float" office:value="0.00440246161796479">
            <text:p>0,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3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,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,0234675277</text:p>
          </table:table-cell>
          <table:table-cell table:formula="of:=([.J20]*100)/[.D20]" office:value-type="float" office:value="0.0009180449431268">
            <text:p>0,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3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,0001572758</text:p>
          </table:table-cell>
          <table:table-cell table:formula="of:=[.C21]/[.D21]" office:value-type="float" office:value="0.0423387900073985">
            <text:p>0,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,6534933258</text:p>
          </table:table-cell>
          <table:table-cell table:formula="of:=([.J21]*100)/[.D21]" office:value-type="float" office:value="0.00179595608986252">
            <text:p>0,0017959561</text:p>
          </table:table-cell>
          <table:table-cell table:formula="of:=([.L21]*100)/[.K21]" office:value-type="float" office:value="0.0779861283186184">
            <text:p>0,0779861283</text:p>
          </table:table-cell>
        </table:table-row>
        <table:table-row table:style-name="ro3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,0001471981</text:p>
          </table:table-cell>
          <table:table-cell table:formula="of:=[.C22]/[.D22]" office:value-type="float" office:value="0.0415790740928801">
            <text:p>0,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,8263424676</text:p>
          </table:table-cell>
          <table:table-cell table:formula="of:=([.J22]*100)/[.D22]" office:value-type="float" office:value="0.000285480656596706">
            <text:p>0,0002854807</text:p>
          </table:table-cell>
          <table:table-cell table:formula="of:=([.L22]*100)/[.K22]" office:value-type="float" office:value="0.094853583661565">
            <text:p>0,0948535837</text:p>
          </table:table-cell>
        </table:table-row>
        <table:table-row table:style-name="ro3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,0023031385</text:p>
          </table:table-cell>
          <table:table-cell table:formula="of:=[.C23]/[.D23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,0274115439</text:p>
          </table:table-cell>
          <table:table-cell table:formula="of:=([.J23]*100)/[.D23]" office:value-type="float" office:value="0.00966326917828221">
            <text:p>0,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3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,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,0364513797</text:p>
          </table:table-cell>
          <table:table-cell table:formula="of:=([.J24]*100)/[.D24]" office:value-type="float" office:value="0.008862686142357">
            <text:p>0,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3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,1080942201</text:p>
          </table:table-cell>
          <table:table-cell table:formula="of:=([.J25]*100)/[.D25]" office:value-type="float" office:value="0.0153801462026726">
            <text:p>0,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3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,0103862788</text:p>
          </table:table-cell>
          <table:table-cell table:formula="of:=([.J26]*100)/[.D26]" office:value-type="float" office:value="0.00147756736227762">
            <text:p>0,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3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,0016703069</text:p>
          </table:table-cell>
          <table:table-cell table:formula="of:=[.C27]/[.D27]" office:value-type="float" office:value="0.0197951315941745">
            <text:p>0,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,6449682519</text:p>
          </table:table-cell>
          <table:table-cell table:formula="of:=([.J27]*100)/[.D27]" office:value-type="float" office:value="0.415320560194713">
            <text:p>0,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3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,94343849495551E-005</text:p>
          </table:table-cell>
          <table:table-cell table:formula="of:=[.C28]/[.D28]" office:value-type="float" office:value="0.00874143743968682">
            <text:p>0,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,2537321853</text:p>
          </table:table-cell>
          <table:table-cell table:formula="of:=([.J28]*100)/[.D28]" office:value-type="float" office:value="0.0941555384187136">
            <text:p>0,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3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,0018002802</text:p>
          </table:table-cell>
          <table:table-cell table:formula="of:=[.C29]/[.D29]" office:value-type="float" office:value="0.0149292484150208">
            <text:p>0,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3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,72120227496649E-006</text:p>
          </table:table-cell>
          <table:table-cell table:formula="of:=[.C30]/[.D30]" office:value-type="float" office:value="0.00732322080404647">
            <text:p>0,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,8557284962</text:p>
          </table:table-cell>
          <table:table-cell table:formula="of:=([.J30]*100)/[.D30]" office:value-type="float" office:value="0.0279214741584474">
            <text:p>0,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3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,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3">
          <table:table-cell table:number-columns-repeated="12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,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style-name="ce1" office:value-type="string">
            <text:p>Benchmark</text:p>
          </table:table-cell>
          <table:table-cell table:style-name="ce4" office:value-type="string">
            <text:p>Forwarding</text:p>
          </table:table-cell>
          <table:table-cell table:style-name="ce1" office:value-type="string">
            <text:p>Data Hazards</text:p>
          </table:table-cell>
          <table:table-cell table:style-name="ce1" office:value-type="string">
            <text:p>Branch Prediction Errors</text:p>
          </table:table-cell>
          <table:table-cell table:style-name="ce1" office:value-type="string">
            <text:p>Nº Total de Instruções Executadas</text:p>
          </table:table-cell>
          <table:table-cell table:style-name="ce1" office:value-type="string">
            <text:p>% Forwading/Total</text:p>
          </table:table-cell>
          <table:table-cell table:style-name="ce1" office:value-type="string">
            <text:p>% Hazards Errors/Total</text:p>
          </table:table-cell>
          <table:table-cell table:style-name="ce1" office:value-type="string">
            <text:p>% Branch Errors/ Total</text:p>
          </table:table-cell>
          <table:table-cell table:style-name="ce1" office:value-type="string">
            <text:p>Data Cache Hit DM</text:p>
          </table:table-cell>
          <table:table-cell table:style-name="ce1" office:value-type="string">
            <text:p>Data Cache Miss DM</text:p>
          </table:table-cell>
          <table:table-cell table:style-name="ce1" office:value-type="string">
            <text:p>Data Cache Hit Fully</text:p>
          </table:table-cell>
          <table:table-cell table:style-name="ce1" office:value-type="string">
            <text:p>Data Cache Miss Fully</text:p>
          </table:table-cell>
          <table:table-cell table:style-name="ce1" office:value-type="string">
            <text:p>Instruction Cache HIT </text:p>
          </table:table-cell>
          <table:table-cell table:style-name="ce1" office:value-type="string">
            <text:p>Instruction Cache MISS</text:p>
          </table:table-cell>
          <table:table-cell table:style-name="ce1" office:value-type="string">
            <text:p>Nº Instruções Store</text:p>
          </table:table-cell>
          <table:table-cell table:style-name="ce1" office:value-type="string">
            <text:p>Store Write Back</text:p>
          </table:table-cell>
          <table:table-cell table:style-name="ce1" office:value-type="string">
            <text:p>% Data Cache MISS DM</text:p>
          </table:table-cell>
          <table:table-cell table:style-name="ce1" office:value-type="string">
            <text:p>% Data Cache MISS Fully</text:p>
          </table:table-cell>
          <table:table-cell table:style-name="ce1" office:value-type="string">
            <text:p>% Instruction Cache MISS</text:p>
          </table:table-cell>
          <table:table-cell table:style-name="ce1" office:value-type="string">
            <text:p>% Write Back</text:p>
          </table:table-cell>
        </table:table-row>
        <table:table-row table:style-name="ro4">
          <table:table-cell table:style-name="ce2" office:value-type="string">
            <text:p>Quicksort Small</text:p>
          </table:table-cell>
          <table:table-cell table:style-name="ce5" office:value-type="float" office:value="1543859">
            <text:p>15438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91161">
            <text:p>691161</text:p>
          </table:table-cell>
          <table:table-cell table:style-name="ce5" office:value-type="float" office:value="14412623">
            <text:p>14412623</text:p>
          </table:table-cell>
          <table:table-cell table:style-name="ce8" table:formula="of:=[.B2]/[.E2]" office:value-type="percentage" office:value="0.107118530749052">
            <text:p>10,71%</text:p>
          </table:table-cell>
          <table:table-cell table:style-name="ce8" table:formula="of:=[.C2]/[.E2]" office:value-type="percentage" office:value="0">
            <text:p>0,00%</text:p>
          </table:table-cell>
          <table:table-cell table:style-name="ce8" table:formula="of:=[.D2]/[.E2]" office:value-type="percentage" office:value="0.0479552542240229">
            <text:p>4,80%</text:p>
          </table:table-cell>
          <table:table-cell table:style-name="ce5" office:value-type="float" office:value="3750507">
            <text:p>3750507</text:p>
          </table:table-cell>
          <table:table-cell table:style-name="ce5" office:value-type="float" office:value="843437">
            <text:p>843437</text:p>
          </table:table-cell>
          <table:table-cell table:style-name="ce5" office:value-type="float" office:value="2330971">
            <text:p>2330971</text:p>
          </table:table-cell>
          <table:table-cell table:style-name="ce5" office:value-type="float" office:value="2262973">
            <text:p>2262973</text:p>
          </table:table-cell>
          <table:table-cell table:style-name="ce5" office:value-type="float" office:value="14410333">
            <text:p>14410333</text:p>
          </table:table-cell>
          <table:table-cell table:style-name="ce5" office:value-type="float" office:value="2289">
            <text:p>2289</text:p>
          </table:table-cell>
          <table:table-cell table:style-name="ce5" office:value-type="float" office:value="1869728">
            <text:p>1869728</text:p>
          </table:table-cell>
          <table:table-cell table:style-name="ce5" office:value-type="float" office:value="61972">
            <text:p>61972</text:p>
          </table:table-cell>
          <table:table-cell table:style-name="ce8" table:formula="of:=([.J2])/([.J2]+[.I2])" office:value-type="percentage" office:value="0.183597579770237">
            <text:p>18,36%</text:p>
          </table:table-cell>
          <table:table-cell table:style-name="ce8" table:formula="of:=([.L2])/([.K2]+[.L2])" office:value-type="percentage" office:value="0.492599169689487">
            <text:p>49,26%</text:p>
          </table:table-cell>
          <table:table-cell table:style-name="ce8" table:formula="of:=([.N2])/[.E2]" office:value-type="percentage" office:value="0.000158819112940094">
            <text:p>0,02%</text:p>
          </table:table-cell>
          <table:table-cell table:style-name="ce8" table:formula="of:=([.P2])/[.O2]" office:value-type="percentage" office:value="0.0331449280323127">
            <text:p>3,31%</text:p>
          </table:table-cell>
        </table:table-row>
        <table:table-row table:style-name="ro4">
          <table:table-cell table:style-name="ce2" office:value-type="string">
            <text:p>Quicksort Large</text:p>
          </table:table-cell>
          <table:table-cell table:style-name="ce5" office:value-type="float" office:value="273345020">
            <text:p>2733450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4157443">
            <text:p>54157443</text:p>
          </table:table-cell>
          <table:table-cell table:style-name="ce5" office:value-type="float" office:value="989374482">
            <text:p>989374482</text:p>
          </table:table-cell>
          <table:table-cell table:style-name="ce8" table:formula="of:=[.B3]/[.E3]" office:value-type="percentage" office:value="0.276280644966139">
            <text:p>27,63%</text:p>
          </table:table-cell>
          <table:table-cell table:style-name="ce8" table:formula="of:=[.C3]/[.E3]" office:value-type="percentage" office:value="0">
            <text:p>0,00%</text:p>
          </table:table-cell>
          <table:table-cell table:style-name="ce8" table:formula="of:=[.D3]/[.E3]" office:value-type="percentage" office:value="0.0547390740162631">
            <text:p>5,47%</text:p>
          </table:table-cell>
          <table:table-cell table:style-name="ce5" office:value-type="float" office:value="206286133">
            <text:p>206286133</text:p>
          </table:table-cell>
          <table:table-cell table:style-name="ce5" office:value-type="float" office:value="2789959">
            <text:p>2789959</text:p>
          </table:table-cell>
          <table:table-cell table:style-name="ce5" office:value-type="float" office:value="130369450">
            <text:p>130369450</text:p>
          </table:table-cell>
          <table:table-cell table:style-name="ce5" office:value-type="float" office:value="78706642">
            <text:p>78706642</text:p>
          </table:table-cell>
          <table:table-cell table:style-name="ce5" office:value-type="float" office:value="989370894">
            <text:p>989370894</text:p>
          </table:table-cell>
          <table:table-cell table:style-name="ce5" office:value-type="float" office:value="3587">
            <text:p>3587</text:p>
          </table:table-cell>
          <table:table-cell table:style-name="ce5" office:value-type="float" office:value="92285138">
            <text:p>92285138</text:p>
          </table:table-cell>
          <table:table-cell table:style-name="ce5" office:value-type="float" office:value="451423">
            <text:p>451423</text:p>
          </table:table-cell>
          <table:table-cell table:style-name="ce8" table:formula="of:=([.J3])/([.J3]+[.I3])" office:value-type="percentage" office:value="0.0133442278039136">
            <text:p>1,33%</text:p>
          </table:table-cell>
          <table:table-cell table:style-name="ce8" table:formula="of:=([.L3])/([.K3]+[.L3])" office:value-type="percentage" office:value="0.376449747300614">
            <text:p>37,64%</text:p>
          </table:table-cell>
          <table:table-cell table:style-name="ce8" table:formula="of:=([.N3])/[.E3]" office:value-type="percentage" office:value="0.00000362552306053917">
            <text:p>0,00%</text:p>
          </table:table-cell>
          <table:table-cell table:style-name="ce8" table:formula="of:=([.P3])/[.O3]" office:value-type="percentage" office:value="0.00489161104142251">
            <text:p>0,49%</text:p>
          </table:table-cell>
        </table:table-row>
        <table:table-row table:style-name="ro5">
          <table:table-cell table:style-name="ce2" office:value-type="string">
            <text:p>Susan Corner Small</text:p>
          </table:table-cell>
          <table:table-cell table:style-name="ce5" office:value-type="float" office:value="882328">
            <text:p>8823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7841">
            <text:p>167841</text:p>
          </table:table-cell>
          <table:table-cell table:style-name="ce5" office:value-type="float" office:value="3458872">
            <text:p>3458872</text:p>
          </table:table-cell>
          <table:table-cell table:style-name="ce8" table:formula="of:=[.B4]/[.E4]" office:value-type="percentage" office:value="0.255091255183771">
            <text:p>25,51%</text:p>
          </table:table-cell>
          <table:table-cell table:style-name="ce8" table:formula="of:=[.C4]/[.E4]" office:value-type="percentage" office:value="0">
            <text:p>0,00%</text:p>
          </table:table-cell>
          <table:table-cell table:style-name="ce8" table:formula="of:=[.D4]/[.E4]" office:value-type="percentage" office:value="0.0485247791765639">
            <text:p>4,85%</text:p>
          </table:table-cell>
          <table:table-cell table:style-name="ce5" office:value-type="float" office:value="6215297">
            <text:p>6215297</text:p>
          </table:table-cell>
          <table:table-cell table:style-name="ce5" office:value-type="float" office:value="22490">
            <text:p>22490</text:p>
          </table:table-cell>
          <table:table-cell table:style-name="ce5" office:value-type="float" office:value="6131051">
            <text:p>6131051</text:p>
          </table:table-cell>
          <table:table-cell table:style-name="ce5" office:value-type="float" office:value="106736">
            <text:p>106736</text:p>
          </table:table-cell>
          <table:table-cell table:style-name="ce5" office:value-type="float" office:value="35315650">
            <text:p>35315650</text:p>
          </table:table-cell>
          <table:table-cell table:style-name="ce5" office:value-type="float" office:value="4513">
            <text:p>4513</text:p>
          </table:table-cell>
          <table:table-cell table:style-name="ce5" office:value-type="float" office:value="634965">
            <text:p>634965</text:p>
          </table:table-cell>
          <table:table-cell table:style-name="ce5" office:value-type="float" office:value="0">
            <text:p>0</text:p>
          </table:table-cell>
          <table:table-cell table:style-name="ce8" table:formula="of:=([.J4])/([.J4]+[.I4])" office:value-type="percentage" office:value="0.00360544532860773">
            <text:p>0,36%</text:p>
          </table:table-cell>
          <table:table-cell table:style-name="ce8" table:formula="of:=([.L4])/([.K4]+[.L4])" office:value-type="percentage" office:value="0.0171111966471443">
            <text:p>1,71%</text:p>
          </table:table-cell>
          <table:table-cell table:style-name="ce8" table:formula="of:=([.N4])/[.E4]" office:value-type="percentage" office:value="0.001304760627164">
            <text:p>0,13%</text:p>
          </table:table-cell>
          <table:table-cell table:style-name="ce8" table:formula="of:=([.P4])/[.O4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Susan Edges Small</text:p>
          </table:table-cell>
          <table:table-cell table:style-name="ce5" office:value-type="float" office:value="1657002">
            <text:p>16570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9551">
            <text:p>349551</text:p>
          </table:table-cell>
          <table:table-cell table:style-name="ce5" office:value-type="float" office:value="6887633">
            <text:p>6887633</text:p>
          </table:table-cell>
          <table:table-cell table:style-name="ce8" table:formula="of:=[.B5]/[.E5]" office:value-type="percentage" office:value="0.240576407018202">
            <text:p>24,06%</text:p>
          </table:table-cell>
          <table:table-cell table:style-name="ce8" table:formula="of:=[.C5]/[.E5]" office:value-type="percentage" office:value="0">
            <text:p>0,00%</text:p>
          </table:table-cell>
          <table:table-cell table:style-name="ce8" table:formula="of:=[.D5]/[.E5]" office:value-type="percentage" office:value="0.0507505263419233">
            <text:p>5,08%</text:p>
          </table:table-cell>
          <table:table-cell table:style-name="ce5" office:value-type="float" office:value="6215297">
            <text:p>6215297</text:p>
          </table:table-cell>
          <table:table-cell table:style-name="ce5" office:value-type="float" office:value="22490">
            <text:p>22490</text:p>
          </table:table-cell>
          <table:table-cell table:style-name="ce5" office:value-type="float" office:value="6131051">
            <text:p>6131051</text:p>
          </table:table-cell>
          <table:table-cell table:style-name="ce5" office:value-type="float" office:value="106736">
            <text:p>106736</text:p>
          </table:table-cell>
          <table:table-cell table:style-name="ce5" office:value-type="float" office:value="35315650">
            <text:p>35315650</text:p>
          </table:table-cell>
          <table:table-cell table:style-name="ce5" office:value-type="float" office:value="4513">
            <text:p>4513</text:p>
          </table:table-cell>
          <table:table-cell table:style-name="ce5" office:value-type="float" office:value="634965">
            <text:p>634965</text:p>
          </table:table-cell>
          <table:table-cell table:style-name="ce5" office:value-type="float" office:value="0">
            <text:p>0</text:p>
          </table:table-cell>
          <table:table-cell table:style-name="ce8" table:formula="of:=([.J5])/([.J5]+[.I5])" office:value-type="percentage" office:value="0.00360544532860773">
            <text:p>0,36%</text:p>
          </table:table-cell>
          <table:table-cell table:style-name="ce8" table:formula="of:=([.L5])/([.K5]+[.L5])" office:value-type="percentage" office:value="0.0171111966471443">
            <text:p>1,71%</text:p>
          </table:table-cell>
          <table:table-cell table:style-name="ce8" table:formula="of:=([.N5])/[.E5]" office:value-type="percentage" office:value="0.000655232356311668">
            <text:p>0,07%</text:p>
          </table:table-cell>
          <table:table-cell table:style-name="ce8" table:formula="of:=([.P5])/[.O5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Susan Smoothing Small</text:p>
          </table:table-cell>
          <table:table-cell table:style-name="ce5" office:value-type="float" office:value="15562439">
            <text:p>15562439</text:p>
          </table:table-cell>
          <table:table-cell table:style-name="ce5" office:value-type="float" office:value="2071">
            <text:p>2071</text:p>
          </table:table-cell>
          <table:table-cell table:style-name="ce5" office:value-type="float" office:value="543328">
            <text:p>543328</text:p>
          </table:table-cell>
          <table:table-cell table:style-name="ce5" office:value-type="float" office:value="35320189">
            <text:p>35320189</text:p>
          </table:table-cell>
          <table:table-cell table:style-name="ce8" table:formula="of:=[.B6]/[.E6]" office:value-type="percentage" office:value="0.440610297980002">
            <text:p>44,06%</text:p>
          </table:table-cell>
          <table:table-cell table:style-name="ce8" table:formula="of:=[.C6]/[.E6]" office:value-type="percentage" office:value="0.0000586350203278924">
            <text:p>0,01%</text:p>
          </table:table-cell>
          <table:table-cell table:style-name="ce8" table:formula="of:=[.D6]/[.E6]" office:value-type="percentage" office:value="0.0153829301423047">
            <text:p>1,54%</text:p>
          </table:table-cell>
          <table:table-cell table:style-name="ce5" office:value-type="float" office:value="6215297">
            <text:p>6215297</text:p>
          </table:table-cell>
          <table:table-cell table:style-name="ce5" office:value-type="float" office:value="22490">
            <text:p>22490</text:p>
          </table:table-cell>
          <table:table-cell table:style-name="ce5" office:value-type="float" office:value="6131051">
            <text:p>6131051</text:p>
          </table:table-cell>
          <table:table-cell table:style-name="ce5" office:value-type="float" office:value="106736">
            <text:p>106736</text:p>
          </table:table-cell>
          <table:table-cell table:style-name="ce5" office:value-type="float" office:value="35315650">
            <text:p>35315650</text:p>
          </table:table-cell>
          <table:table-cell table:style-name="ce5" office:value-type="float" office:value="4513">
            <text:p>4513</text:p>
          </table:table-cell>
          <table:table-cell table:style-name="ce5" office:value-type="float" office:value="634965">
            <text:p>634965</text:p>
          </table:table-cell>
          <table:table-cell table:style-name="ce5" office:value-type="float" office:value="0">
            <text:p>0</text:p>
          </table:table-cell>
          <table:table-cell table:style-name="ce8" table:formula="of:=([.J6])/([.J6]+[.I6])" office:value-type="percentage" office:value="0.00360544532860773">
            <text:p>0,36%</text:p>
          </table:table-cell>
          <table:table-cell table:style-name="ce8" table:formula="of:=([.L6])/([.K6]+[.L6])" office:value-type="percentage" office:value="0.0171111966471443">
            <text:p>1,71%</text:p>
          </table:table-cell>
          <table:table-cell table:style-name="ce8" table:formula="of:=([.N6])/[.E6]" office:value-type="percentage" office:value="0.000127773948208488">
            <text:p>0,01%</text:p>
          </table:table-cell>
          <table:table-cell table:style-name="ce8" table:formula="of:=([.P6])/[.O6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Basic Math Small</text:p>
          </table:table-cell>
          <table:table-cell table:style-name="ce5" office:value-type="float" office:value="289839658">
            <text:p>28983965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3160044">
            <text:p>63160044</text:p>
          </table:table-cell>
          <table:table-cell table:style-name="ce5" office:value-type="float" office:value="1361274783">
            <text:p>1361274783</text:p>
          </table:table-cell>
          <table:table-cell table:style-name="ce8" table:formula="of:=[.B7]/[.E7]" office:value-type="percentage" office:value="0.21291781910574">
            <text:p>21,29%</text:p>
          </table:table-cell>
          <table:table-cell table:style-name="ce8" table:formula="of:=[.C7]/[.E7]" office:value-type="percentage" office:value="0">
            <text:p>0,00%</text:p>
          </table:table-cell>
          <table:table-cell table:style-name="ce8" table:formula="of:=[.D7]/[.E7]" office:value-type="percentage" office:value="0.0463977183657269">
            <text:p>4,64%</text:p>
          </table:table-cell>
          <table:table-cell table:style-name="ce5" office:value-type="float" office:value="238986743">
            <text:p>238986743</text:p>
          </table:table-cell>
          <table:table-cell table:style-name="ce5" office:value-type="float" office:value="21386">
            <text:p>21386</text:p>
          </table:table-cell>
          <table:table-cell table:style-name="ce5" office:value-type="float" office:value="238855368">
            <text:p>238855368</text:p>
          </table:table-cell>
          <table:table-cell table:style-name="ce5" office:value-type="float" office:value="152761">
            <text:p>152761</text:p>
          </table:table-cell>
          <table:table-cell table:style-name="ce5" office:value-type="float" office:value="1361267360">
            <text:p>1361267360</text:p>
          </table:table-cell>
          <table:table-cell table:style-name="ce5" office:value-type="float" office:value="7422">
            <text:p>7422</text:p>
          </table:table-cell>
          <table:table-cell table:style-name="ce5" office:value-type="float" office:value="114822706">
            <text:p>114822706</text:p>
          </table:table-cell>
          <table:table-cell table:style-name="ce5" office:value-type="float" office:value="129">
            <text:p>129</text:p>
          </table:table-cell>
          <table:table-cell table:style-name="ce8" table:formula="of:=([.J7])/([.J7]+[.I7])" office:value-type="percentage" office:value="0.000089478128168603">
            <text:p>0,01%</text:p>
          </table:table-cell>
          <table:table-cell table:style-name="ce8" table:formula="of:=([.L7])/([.K7]+[.L7])" office:value-type="percentage" office:value="0.000639145625042737">
            <text:p>0,06%</text:p>
          </table:table-cell>
          <table:table-cell table:style-name="ce8" table:formula="of:=([.N7])/[.E7]" office:value-type="percentage" office:value="0.00000545224233394177">
            <text:p>0,00%</text:p>
          </table:table-cell>
          <table:table-cell table:style-name="ce8" table:formula="of:=([.P7])/[.O7]" office:value-type="percentage" office:value="0.00000112347117128558">
            <text:p>0,00%</text:p>
          </table:table-cell>
        </table:table-row>
        <table:table-row table:style-name="ro5">
          <table:table-cell table:style-name="ce2" office:value-type="string">
            <text:p>Bit Count Small</text:p>
          </table:table-cell>
          <table:table-cell table:style-name="ce5" office:value-type="float" office:value="8646890">
            <text:p>864689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27688">
            <text:p>527688</text:p>
          </table:table-cell>
          <table:table-cell table:style-name="ce5" office:value-type="float" office:value="45593674">
            <text:p>45593674</text:p>
          </table:table-cell>
          <table:table-cell table:style-name="ce8" table:formula="of:=[.B8]/[.E8]" office:value-type="percentage" office:value="0.189651090631564">
            <text:p>18,97%</text:p>
          </table:table-cell>
          <table:table-cell table:style-name="ce8" table:formula="of:=[.C8]/[.E8]" office:value-type="percentage" office:value="0">
            <text:p>0,00%</text:p>
          </table:table-cell>
          <table:table-cell table:style-name="ce8" table:formula="of:=[.D8]/[.E8]" office:value-type="percentage" office:value="0.0115737108617305">
            <text:p>1,16%</text:p>
          </table:table-cell>
          <table:table-cell table:style-name="ce5" office:value-type="float" office:value="5109637">
            <text:p>5109637</text:p>
          </table:table-cell>
          <table:table-cell table:style-name="ce5" office:value-type="float" office:value="944">
            <text:p>944</text:p>
          </table:table-cell>
          <table:table-cell table:style-name="ce5" office:value-type="float" office:value="5109637">
            <text:p>5109637</text:p>
          </table:table-cell>
          <table:table-cell table:style-name="ce5" office:value-type="float" office:value="944">
            <text:p>944</text:p>
          </table:table-cell>
          <table:table-cell table:style-name="ce5" office:value-type="float" office:value="45591208">
            <text:p>45591208</text:p>
          </table:table-cell>
          <table:table-cell table:style-name="ce5" office:value-type="float" office:value="2465">
            <text:p>2465</text:p>
          </table:table-cell>
          <table:table-cell table:style-name="ce5" office:value-type="float" office:value="1279128">
            <text:p>1279128</text:p>
          </table:table-cell>
          <table:table-cell table:style-name="ce5" office:value-type="float" office:value="0">
            <text:p>0</text:p>
          </table:table-cell>
          <table:table-cell table:style-name="ce8" table:formula="of:=([.J8])/([.J8]+[.I8])" office:value-type="percentage" office:value="0.000184714810312174">
            <text:p>0,02%</text:p>
          </table:table-cell>
          <table:table-cell table:style-name="ce8" table:formula="of:=([.L8])/([.K8]+[.L8])" office:value-type="percentage" office:value="0.000184714810312174">
            <text:p>0,02%</text:p>
          </table:table-cell>
          <table:table-cell table:style-name="ce8" table:formula="of:=([.N8])/[.E8]" office:value-type="percentage" office:value="0.0000540645178100804">
            <text:p>0,01%</text:p>
          </table:table-cell>
          <table:table-cell table:style-name="ce8" table:formula="of:=([.P8])/[.O8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Bit Count Large</text:p>
          </table:table-cell>
          <table:table-cell table:style-name="ce5" office:value-type="float" office:value="130050447">
            <text:p>13005044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877758">
            <text:p>7877758</text:p>
          </table:table-cell>
          <table:table-cell table:style-name="ce5" office:value-type="float" office:value="684250382">
            <text:p>684250382</text:p>
          </table:table-cell>
          <table:table-cell table:style-name="ce8" table:formula="of:=[.B9]/[.E9]" office:value-type="percentage" office:value="0.190062658963923">
            <text:p>19,01%</text:p>
          </table:table-cell>
          <table:table-cell table:style-name="ce8" table:formula="of:=[.C9]/[.E9]" office:value-type="percentage" office:value="0">
            <text:p>0,00%</text:p>
          </table:table-cell>
          <table:table-cell table:style-name="ce8" table:formula="of:=[.D9]/[.E9]" office:value-type="percentage" office:value="0.0115129756697746">
            <text:p>1,15%</text:p>
          </table:table-cell>
          <table:table-cell table:style-name="ce5" office:value-type="float" office:value="76509835">
            <text:p>76509835</text:p>
          </table:table-cell>
          <table:table-cell table:style-name="ce5" office:value-type="float" office:value="948">
            <text:p>948</text:p>
          </table:table-cell>
          <table:table-cell table:style-name="ce5" office:value-type="float" office:value="76509835">
            <text:p>76509835</text:p>
          </table:table-cell>
          <table:table-cell table:style-name="ce5" office:value-type="float" office:value="948">
            <text:p>948</text:p>
          </table:table-cell>
          <table:table-cell table:style-name="ce5" office:value-type="float" office:value="684247916">
            <text:p>684247916</text:p>
          </table:table-cell>
          <table:table-cell table:style-name="ce5" office:value-type="float" office:value="2465">
            <text:p>2465</text:p>
          </table:table-cell>
          <table:table-cell table:style-name="ce5" office:value-type="float" office:value="19129240">
            <text:p>19129240</text:p>
          </table:table-cell>
          <table:table-cell table:style-name="ce5" office:value-type="float" office:value="0">
            <text:p>0</text:p>
          </table:table-cell>
          <table:table-cell table:style-name="ce8" table:formula="of:=([.J9])/([.J9]+[.I9])" office:value-type="percentage" office:value="0.0000123904103817628">
            <text:p>0,00%</text:p>
          </table:table-cell>
          <table:table-cell table:style-name="ce8" table:formula="of:=([.L9])/([.K9]+[.L9])" office:value-type="percentage" office:value="0.0000123904103817628">
            <text:p>0,00%</text:p>
          </table:table-cell>
          <table:table-cell table:style-name="ce8" table:formula="of:=([.N9])/[.E9]" office:value-type="percentage" office:value="0.00000360248246087205">
            <text:p>0,00%</text:p>
          </table:table-cell>
          <table:table-cell table:style-name="ce8" table:formula="of:=([.P9])/[.O9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CRC 32 Small</text:p>
          </table:table-cell>
          <table:table-cell table:style-name="ce5" office:value-type="float" office:value="4117055">
            <text:p>411705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91">
            <text:p>2991</text:p>
          </table:table-cell>
          <table:table-cell table:style-name="ce5" office:value-type="float" office:value="31642738">
            <text:p>31642738</text:p>
          </table:table-cell>
          <table:table-cell table:style-name="ce8" table:formula="of:=[.B10]/[.E10]" office:value-type="percentage" office:value="0.130110580190627">
            <text:p>13,01%</text:p>
          </table:table-cell>
          <table:table-cell table:style-name="ce8" table:formula="of:=[.C10]/[.E10]" office:value-type="percentage" office:value="0">
            <text:p>0,00%</text:p>
          </table:table-cell>
          <table:table-cell table:style-name="ce8" table:formula="of:=[.D10]/[.E10]" office:value-type="percentage" office:value="0.000094524057937085">
            <text:p>0,01%</text:p>
          </table:table-cell>
          <table:table-cell table:style-name="ce5" office:value-type="float" office:value="11001443">
            <text:p>11001443</text:p>
          </table:table-cell>
          <table:table-cell table:style-name="ce5" office:value-type="float" office:value="1625">
            <text:p>1625</text:p>
          </table:table-cell>
          <table:table-cell table:style-name="ce5" office:value-type="float" office:value="11001443">
            <text:p>11001443</text:p>
          </table:table-cell>
          <table:table-cell table:style-name="ce5" office:value-type="float" office:value="1625">
            <text:p>1625</text:p>
          </table:table-cell>
          <table:table-cell table:style-name="ce5" office:value-type="float" office:value="31640946">
            <text:p>31640946</text:p>
          </table:table-cell>
          <table:table-cell table:style-name="ce5" office:value-type="float" office:value="1893">
            <text:p>1893</text:p>
          </table:table-cell>
          <table:table-cell table:style-name="ce5" office:value-type="float" office:value="4127281">
            <text:p>4127281</text:p>
          </table:table-cell>
          <table:table-cell table:style-name="ce5" office:value-type="float" office:value="0">
            <text:p>0</text:p>
          </table:table-cell>
          <table:table-cell table:style-name="ce8" table:formula="of:=([.J10])/([.J10]+[.I10])" office:value-type="percentage" office:value="0.000147686081736476">
            <text:p>0,01%</text:p>
          </table:table-cell>
          <table:table-cell table:style-name="ce8" table:formula="of:=([.L10])/([.K10]+[.L10])" office:value-type="percentage" office:value="0.000147686081736476">
            <text:p>0,01%</text:p>
          </table:table-cell>
          <table:table-cell table:style-name="ce8" table:formula="of:=([.N10])/[.E10]" office:value-type="percentage" office:value="0.0000598241530173527">
            <text:p>0,01%</text:p>
          </table:table-cell>
          <table:table-cell table:style-name="ce8" table:formula="of:=([.P10])/[.O10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CRC 32 Large</text:p>
          </table:table-cell>
          <table:table-cell table:style-name="ce5" office:value-type="float" office:value="80016746">
            <text:p>8001674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2302">
            <text:p>52302</text:p>
          </table:table-cell>
          <table:table-cell table:style-name="ce5" office:value-type="float" office:value="615051526">
            <text:p>615051526</text:p>
          </table:table-cell>
          <table:table-cell table:style-name="ce8" table:formula="of:=[.B11]/[.E11]" office:value-type="percentage" office:value="0.130097630226837">
            <text:p>13,01%</text:p>
          </table:table-cell>
          <table:table-cell table:style-name="ce8" table:formula="of:=[.C11]/[.E11]" office:value-type="percentage" office:value="0">
            <text:p>0,00%</text:p>
          </table:table-cell>
          <table:table-cell table:style-name="ce8" table:formula="of:=[.D11]/[.E11]" office:value-type="percentage" office:value="0.0000850367778780212">
            <text:p>0,01%</text:p>
          </table:table-cell>
          <table:table-cell table:style-name="ce5" office:value-type="float" office:value="213876893">
            <text:p>213876893</text:p>
          </table:table-cell>
          <table:table-cell table:style-name="ce5" office:value-type="float" office:value="1625">
            <text:p>1625</text:p>
          </table:table-cell>
          <table:table-cell table:style-name="ce5" office:value-type="float" office:value="213876893">
            <text:p>213876893</text:p>
          </table:table-cell>
          <table:table-cell table:style-name="ce5" office:value-type="float" office:value="1625">
            <text:p>1625</text:p>
          </table:table-cell>
          <table:table-cell table:style-name="ce5" office:value-type="float" office:value="615049734">
            <text:p>615049734</text:p>
          </table:table-cell>
          <table:table-cell table:style-name="ce5" office:value-type="float" office:value="1893">
            <text:p>1893</text:p>
          </table:table-cell>
          <table:table-cell table:style-name="ce5" office:value-type="float" office:value="80224068">
            <text:p>80224068</text:p>
          </table:table-cell>
          <table:table-cell table:style-name="ce5"/>
          <table:table-cell table:style-name="ce8" table:formula="of:=([.J11])/([.J11]+[.I11])" office:value-type="percentage" office:value="0.00000759777099259684">
            <text:p>0,00%</text:p>
          </table:table-cell>
          <table:table-cell table:style-name="ce8" table:formula="of:=([.L11])/([.K11]+[.L11])" office:value-type="percentage" office:value="0.00000759777099259684">
            <text:p>0,00%</text:p>
          </table:table-cell>
          <table:table-cell table:style-name="ce8" table:formula="of:=([.N11])/[.E11]" office:value-type="percentage" office:value="0.00000307779091665891">
            <text:p>0,00%</text:p>
          </table:table-cell>
          <table:table-cell table:style-name="ce8" table:formula="of:=([.P11])/[.O11]" office:value-type="percentage" office:value="0">
            <text:p>0,00%</text:p>
          </table:table-cell>
        </table:table-row>
        <table:table-row table:style-name="ro6">
          <table:table-cell table:style-name="ce2" office:value-type="string">
            <text:p>ADPCM Small Encode</text:p>
          </table:table-cell>
          <table:table-cell table:style-name="ce6" office:value-type="float" office:value="20525693">
            <text:p>2052569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23002">
            <text:p>1823002</text:p>
          </table:table-cell>
          <table:table-cell table:style-name="ce5" office:value-type="float" office:value="34628836">
            <text:p>34628836</text:p>
          </table:table-cell>
          <table:table-cell table:style-name="ce8" table:formula="of:=[.B12]/[.E12]" office:value-type="percentage" office:value="0.592734130595669">
            <text:p>59,27%</text:p>
          </table:table-cell>
          <table:table-cell table:style-name="ce8" table:formula="of:=[.C12]/[.E12]" office:value-type="percentage" office:value="0">
            <text:p>0,00%</text:p>
          </table:table-cell>
          <table:table-cell table:style-name="ce8" table:formula="of:=[.D12]/[.E12]" office:value-type="percentage" office:value="0.0526440449803164">
            <text:p>5,26%</text:p>
          </table:table-cell>
          <table:table-cell table:style-name="ce5" office:value-type="float" office:value="23301729">
            <text:p>23301729</text:p>
          </table:table-cell>
          <table:table-cell table:style-name="ce5" office:value-type="float" office:value="6392926">
            <text:p>6392926</text:p>
          </table:table-cell>
          <table:table-cell table:style-name="ce5" office:value-type="float" office:value="2250688">
            <text:p>2250688</text:p>
          </table:table-cell>
          <table:table-cell table:style-name="ce5" office:value-type="float" office:value="236450">
            <text:p>236450</text:p>
          </table:table-cell>
          <table:table-cell table:style-name="ce5" office:value-type="float" office:value="406830634">
            <text:p>406830634</text:p>
          </table:table-cell>
          <table:table-cell table:style-name="ce5" office:value-type="float" office:value="1598">
            <text:p>1598</text:p>
          </table:table-cell>
          <table:table-cell table:style-name="ce5" office:value-type="float" office:value="482830">
            <text:p>482830</text:p>
          </table:table-cell>
          <table:table-cell table:style-name="ce5" office:value-type="float" office:value="1">
            <text:p>1</text:p>
          </table:table-cell>
          <table:table-cell table:style-name="ce8" table:formula="of:=([.J12])/([.J12]+[.I12])" office:value-type="percentage" office:value="0.215288778401365">
            <text:p>21,53%</text:p>
          </table:table-cell>
          <table:table-cell table:style-name="ce8" table:formula="of:=([.L12])/([.K12]+[.L12])" office:value-type="percentage" office:value="0.0950691115651805">
            <text:p>9,51%</text:p>
          </table:table-cell>
          <table:table-cell table:style-name="ce8" table:formula="of:=([.N12])/[.E12]" office:value-type="percentage" office:value="0.0000461465121149322">
            <text:p>0,00%</text:p>
          </table:table-cell>
          <table:table-cell table:style-name="ce8" table:formula="of:=([.P12])/[.O12]" office:value-type="percentage" office:value="0.00000207112234119669">
            <text:p>0,00%</text:p>
          </table:table-cell>
        </table:table-row>
        <table:table-row table:style-name="ro5">
          <table:table-cell table:style-name="ce2" office:value-type="string">
            <text:p>ADPCM Small Decode</text:p>
          </table:table-cell>
          <table:table-cell table:style-name="ce5" office:value-type="float" office:value="11222851">
            <text:p>1122285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63997">
            <text:p>1463997</text:p>
          </table:table-cell>
          <table:table-cell table:style-name="ce5" office:value-type="float" office:value="27256674">
            <text:p>27256674</text:p>
          </table:table-cell>
          <table:table-cell table:style-name="ce8" table:formula="of:=[.B13]/[.E13]" office:value-type="percentage" office:value="0.41174689912643">
            <text:p>41,17%</text:p>
          </table:table-cell>
          <table:table-cell table:style-name="ce8" table:formula="of:=[.C13]/[.E13]" office:value-type="percentage" office:value="0">
            <text:p>0,00%</text:p>
          </table:table-cell>
          <table:table-cell table:style-name="ce8" table:formula="of:=[.D13]/[.E13]" office:value-type="percentage" office:value="0.0537115056664654">
            <text:p>5,37%</text:p>
          </table:table-cell>
          <table:table-cell table:style-name="ce5" office:value-type="float" office:value="23470579">
            <text:p>23470579</text:p>
          </table:table-cell>
          <table:table-cell table:style-name="ce5" office:value-type="float" office:value="6439154">
            <text:p>6439154</text:p>
          </table:table-cell>
          <table:table-cell table:style-name="ce5" office:value-type="float" office:value="2544619">
            <text:p>2544619</text:p>
          </table:table-cell>
          <table:table-cell table:style-name="ce5" office:value-type="float" office:value="265136">
            <text:p>265136</text:p>
          </table:table-cell>
          <table:table-cell table:style-name="ce5" office:value-type="float" office:value="409777916">
            <text:p>409777916</text:p>
          </table:table-cell>
          <table:table-cell table:style-name="ce5" office:value-type="float" office:value="1598">
            <text:p>1598</text:p>
          </table:table-cell>
          <table:table-cell table:style-name="ce5" office:value-type="float" office:value="544294">
            <text:p>544294</text:p>
          </table:table-cell>
          <table:table-cell table:style-name="ce5" office:value-type="float" office:value="1">
            <text:p>1</text:p>
          </table:table-cell>
          <table:table-cell table:style-name="ce8" table:formula="of:=([.J13])/([.J13]+[.I13])" office:value-type="percentage" office:value="0.215286241438531">
            <text:p>21,53%</text:p>
          </table:table-cell>
          <table:table-cell table:style-name="ce8" table:formula="of:=([.L13])/([.K13]+[.L13])" office:value-type="percentage" office:value="0.0943626757493091">
            <text:p>9,44%</text:p>
          </table:table-cell>
          <table:table-cell table:style-name="ce8" table:formula="of:=([.N13])/[.E13]" office:value-type="percentage" office:value="0.0000586278428541942">
            <text:p>0,01%</text:p>
          </table:table-cell>
          <table:table-cell table:style-name="ce8" table:formula="of:=([.P13])/[.O13]" office:value-type="percentage" office:value="0.00000183724237268829">
            <text:p>0,00%</text:p>
          </table:table-cell>
        </table:table-row>
        <table:table-row table:style-name="ro5">
          <table:table-cell table:style-name="ce2" office:value-type="string">
            <text:p>FFT Small</text:p>
          </table:table-cell>
          <table:table-cell table:style-name="ce5" office:value-type="float" office:value="178296090">
            <text:p>17829609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484086">
            <text:p>32484086</text:p>
          </table:table-cell>
          <table:table-cell table:style-name="ce5" office:value-type="float" office:value="760568629">
            <text:p>760568629</text:p>
          </table:table-cell>
          <table:table-cell table:style-name="ce8" table:formula="of:=[.B14]/[.E14]" office:value-type="percentage" office:value="0.234424722768838">
            <text:p>23,44%</text:p>
          </table:table-cell>
          <table:table-cell table:style-name="ce8" table:formula="of:=[.C14]/[.E14]" office:value-type="percentage" office:value="0">
            <text:p>0,00%</text:p>
          </table:table-cell>
          <table:table-cell table:style-name="ce8" table:formula="of:=[.D14]/[.E14]" office:value-type="percentage" office:value="0.0427102627710405">
            <text:p>4,27%</text:p>
          </table:table-cell>
          <table:table-cell table:style-name="ce5" office:value-type="float" office:value="157247551">
            <text:p>157247551</text:p>
          </table:table-cell>
          <table:table-cell table:style-name="ce5" office:value-type="float" office:value="221380">
            <text:p>221380</text:p>
          </table:table-cell>
          <table:table-cell table:style-name="ce5" office:value-type="float" office:value="148707468">
            <text:p>148707468</text:p>
          </table:table-cell>
          <table:table-cell table:style-name="ce5" office:value-type="float" office:value="8761463">
            <text:p>8761463</text:p>
          </table:table-cell>
          <table:table-cell table:style-name="ce5" office:value-type="float" office:value="760561981">
            <text:p>760561981</text:p>
          </table:table-cell>
          <table:table-cell table:style-name="ce5" office:value-type="float" office:value="6647">
            <text:p>6647</text:p>
          </table:table-cell>
          <table:table-cell table:style-name="ce5" office:value-type="float" office:value="74683247">
            <text:p>74683247</text:p>
          </table:table-cell>
          <table:table-cell table:style-name="ce5" office:value-type="float" office:value="179599">
            <text:p>179599</text:p>
          </table:table-cell>
          <table:table-cell table:style-name="ce8" table:formula="of:=([.J14])/([.J14]+[.I14])" office:value-type="percentage" office:value="0.00140586462735306">
            <text:p>0,14%</text:p>
          </table:table-cell>
          <table:table-cell table:style-name="ce8" table:formula="of:=([.L14])/([.K14]+[.L14])" office:value-type="percentage" office:value="0.0556393121129399">
            <text:p>5,56%</text:p>
          </table:table-cell>
          <table:table-cell table:style-name="ce8" table:formula="of:=([.N14])/[.E14]" office:value-type="percentage" office:value="0.00000873951376188039">
            <text:p>0,00%</text:p>
          </table:table-cell>
          <table:table-cell table:style-name="ce8" table:formula="of:=([.P14])/[.O14]" office:value-type="percentage" office:value="0.00240480974267228">
            <text:p>0,24%</text:p>
          </table:table-cell>
        </table:table-row>
        <table:table-row table:style-name="ro4">
          <table:table-cell table:style-name="ce2" office:value-type="string">
            <text:p>FFT Inv Small</text:p>
          </table:table-cell>
          <table:table-cell table:style-name="ce5" office:value-type="float" office:value="426966164">
            <text:p>42696616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0122790">
            <text:p>80122790</text:p>
          </table:table-cell>
          <table:table-cell table:style-name="ce5" office:value-type="float" office:value="1822953522">
            <text:p>1822953522</text:p>
          </table:table-cell>
          <table:table-cell table:style-name="ce8" table:formula="of:=[.B15]/[.E15]" office:value-type="percentage" office:value="0.234216703194696">
            <text:p>23,42%</text:p>
          </table:table-cell>
          <table:table-cell table:style-name="ce8" table:formula="of:=[.C15]/[.E15]" office:value-type="percentage" office:value="0">
            <text:p>0,00%</text:p>
          </table:table-cell>
          <table:table-cell table:style-name="ce8" table:formula="of:=[.D15]/[.E15]" office:value-type="percentage" office:value="0.0439521847557011">
            <text:p>4,40%</text:p>
          </table:table-cell>
          <table:table-cell table:style-name="ce5" office:value-type="float" office:value="370480131">
            <text:p>370480131</text:p>
          </table:table-cell>
          <table:table-cell table:style-name="ce5" office:value-type="float" office:value="4897822">
            <text:p>4897822</text:p>
          </table:table-cell>
          <table:table-cell table:style-name="ce5" office:value-type="float" office:value="338187108">
            <text:p>338187108</text:p>
          </table:table-cell>
          <table:table-cell table:style-name="ce5" office:value-type="float" office:value="37190845">
            <text:p>37190845</text:p>
          </table:table-cell>
          <table:table-cell table:style-name="ce5" office:value-type="float" office:value="1822947014">
            <text:p>1822947014</text:p>
          </table:table-cell>
          <table:table-cell table:style-name="ce5" office:value-type="float" office:value="6507">
            <text:p>6507</text:p>
          </table:table-cell>
          <table:table-cell table:style-name="ce5" office:value-type="float" office:value="177465820">
            <text:p>177465820</text:p>
          </table:table-cell>
          <table:table-cell table:style-name="ce5" office:value-type="float" office:value="525231">
            <text:p>525231</text:p>
          </table:table-cell>
          <table:table-cell table:style-name="ce8" table:formula="of:=([.J15])/([.J15]+[.I15])" office:value-type="percentage" office:value="0.0130477082121016">
            <text:p>1,30%</text:p>
          </table:table-cell>
          <table:table-cell table:style-name="ce8" table:formula="of:=([.L15])/([.K15]+[.L15])" office:value-type="percentage" office:value="0.0990757307475647">
            <text:p>9,91%</text:p>
          </table:table-cell>
          <table:table-cell table:style-name="ce8" table:formula="of:=([.N15])/[.E15]" office:value-type="percentage" office:value="0.0000035694821186999">
            <text:p>0,00%</text:p>
          </table:table-cell>
          <table:table-cell table:style-name="ce8" table:formula="of:=([.P15])/[.O15]" office:value-type="percentage" office:value="0.00295961780133211">
            <text:p>0,30%</text:p>
          </table:table-cell>
        </table:table-row>
        <table:table-row table:style-name="ro4">
          <table:table-cell table:style-name="ce2" office:value-type="string">
            <text:p>Gsm Encode Small</text:p>
          </table:table-cell>
          <table:table-cell table:style-name="ce5" office:value-type="float" office:value="14852449">
            <text:p>148524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8643">
            <text:p>288643</text:p>
          </table:table-cell>
          <table:table-cell table:style-name="ce5" office:value-type="float" office:value="32662529">
            <text:p>32662529</text:p>
          </table:table-cell>
          <table:table-cell table:style-name="ce8" table:formula="of:=[.B16]/[.E16]" office:value-type="percentage" office:value="0.454724403000147">
            <text:p>45,47%</text:p>
          </table:table-cell>
          <table:table-cell table:style-name="ce8" table:formula="of:=[.C16]/[.E16]" office:value-type="percentage" office:value="0">
            <text:p>0,00%</text:p>
          </table:table-cell>
          <table:table-cell table:style-name="ce8" table:formula="of:=[.D16]/[.E16]" office:value-type="percentage" office:value="0.00883712954376558">
            <text:p>0,88%</text:p>
          </table:table-cell>
          <table:table-cell table:style-name="ce5" office:value-type="float" office:value="10210670">
            <text:p>10210670</text:p>
          </table:table-cell>
          <table:table-cell table:style-name="ce5" office:value-type="float" office:value="3631">
            <text:p>3631</text:p>
          </table:table-cell>
          <table:table-cell table:style-name="ce5" office:value-type="float" office:value="10210670">
            <text:p>10210670</text:p>
          </table:table-cell>
          <table:table-cell table:style-name="ce5" office:value-type="float" office:value="3631">
            <text:p>3631</text:p>
          </table:table-cell>
          <table:table-cell table:style-name="ce5" office:value-type="float" office:value="32655857">
            <text:p>32655857</text:p>
          </table:table-cell>
          <table:table-cell table:style-name="ce5" office:value-type="float" office:value="6662">
            <text:p>6662</text:p>
          </table:table-cell>
          <table:table-cell table:style-name="ce5" office:value-type="float" office:value="3088903">
            <text:p>3088903</text:p>
          </table:table-cell>
          <table:table-cell table:style-name="ce5" office:value-type="float" office:value="0">
            <text:p>0</text:p>
          </table:table-cell>
          <table:table-cell table:style-name="ce8" table:formula="of:=([.J16])/([.J16]+[.I16])" office:value-type="percentage" office:value="0.000355481985502483">
            <text:p>0,04%</text:p>
          </table:table-cell>
          <table:table-cell table:style-name="ce8" table:formula="of:=([.L16])/([.K16]+[.L16])" office:value-type="percentage" office:value="0.000355481985502483">
            <text:p>0,04%</text:p>
          </table:table-cell>
          <table:table-cell table:style-name="ce8" table:formula="of:=([.N16])/[.E16]" office:value-type="percentage" office:value="0.000203964610333756">
            <text:p>0,02%</text:p>
          </table:table-cell>
          <table:table-cell table:style-name="ce8" table:formula="of:=([.P16])/[.O16]" office:value-type="percentage" office:value="0">
            <text:p>0,00%</text:p>
          </table:table-cell>
        </table:table-row>
        <table:table-row table:style-name="ro4">
          <table:table-cell table:style-name="ce2" office:value-type="string">
            <text:p>Gsm Decode Small</text:p>
          </table:table-cell>
          <table:table-cell table:style-name="ce5" office:value-type="float" office:value="6064070">
            <text:p>6064070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80596">
            <text:p>80596</text:p>
          </table:table-cell>
          <table:table-cell table:style-name="ce5" office:value-type="float" office:value="9613043">
            <text:p>9613043</text:p>
          </table:table-cell>
          <table:table-cell table:style-name="ce8" table:formula="of:=[.B17]/[.E17]" office:value-type="percentage" office:value="0.630816901578408">
            <text:p>63,08%</text:p>
          </table:table-cell>
          <table:table-cell table:style-name="ce8" table:formula="of:=[.C17]/[.E17]" office:value-type="percentage" office:value="0.0000821800131342386">
            <text:p>0,01%</text:p>
          </table:table-cell>
          <table:table-cell table:style-name="ce8" table:formula="of:=[.D17]/[.E17]" office:value-type="percentage" office:value="0.00838402574502164">
            <text:p>0,84%</text:p>
          </table:table-cell>
          <table:table-cell table:style-name="ce5" office:value-type="float" office:value="1448740">
            <text:p>1448740</text:p>
          </table:table-cell>
          <table:table-cell table:style-name="ce5" office:value-type="float" office:value="6914">
            <text:p>6914</text:p>
          </table:table-cell>
          <table:table-cell table:style-name="ce5" office:value-type="float" office:value="1448740">
            <text:p>1448740</text:p>
          </table:table-cell>
          <table:table-cell table:style-name="ce5" office:value-type="float" office:value="6914">
            <text:p>6914</text:p>
          </table:table-cell>
          <table:table-cell table:style-name="ce5" office:value-type="float" office:value="9608477">
            <text:p>9608477</text:p>
          </table:table-cell>
          <table:table-cell table:style-name="ce5" office:value-type="float" office:value="4691">
            <text:p>4691</text:p>
          </table:table-cell>
          <table:table-cell table:style-name="ce5" office:value-type="float" office:value="509506">
            <text:p>509506</text:p>
          </table:table-cell>
          <table:table-cell table:style-name="ce5" office:value-type="float" office:value="0">
            <text:p>0</text:p>
          </table:table-cell>
          <table:table-cell table:style-name="ce8" table:formula="of:=([.J17])/([.J17]+[.I17])" office:value-type="percentage" office:value="0.00474975509289982">
            <text:p>0,47%</text:p>
          </table:table-cell>
          <table:table-cell table:style-name="ce8" table:formula="of:=([.L17])/([.K17]+[.L17])" office:value-type="percentage" office:value="0.00474975509289982">
            <text:p>0,47%</text:p>
          </table:table-cell>
          <table:table-cell table:style-name="ce8" table:formula="of:=([.N17])/[.E17]" office:value-type="percentage" office:value="0.000487982837484447">
            <text:p>0,05%</text:p>
          </table:table-cell>
          <table:table-cell table:style-name="ce8" table:formula="of:=([.P17])/[.O17]" office:value-type="percentage" office:value="0">
            <text:p>0,00%</text:p>
          </table:table-cell>
        </table:table-row>
        <table:table-row table:style-name="ro4">
          <table:table-cell table:style-name="ce2" office:value-type="string">
            <text:p>Djikstra Small</text:p>
          </table:table-cell>
          <table:table-cell table:style-name="ce5" office:value-type="float" office:value="42373997">
            <text:p>4237399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1576">
            <text:p>501576</text:p>
          </table:table-cell>
          <table:table-cell table:style-name="ce5" office:value-type="float" office:value="59353158">
            <text:p>59353158</text:p>
          </table:table-cell>
          <table:table-cell table:style-name="ce8" table:formula="of:=[.B18]/[.E18]" office:value-type="percentage" office:value="0.713929947922906">
            <text:p>71,39%</text:p>
          </table:table-cell>
          <table:table-cell table:style-name="ce8" table:formula="of:=[.C18]/[.E18]" office:value-type="percentage" office:value="0">
            <text:p>0,00%</text:p>
          </table:table-cell>
          <table:table-cell table:style-name="ce8" table:formula="of:=[.D18]/[.E18]" office:value-type="percentage" office:value="0.00845070451011217">
            <text:p>0,85%</text:p>
          </table:table-cell>
          <table:table-cell table:style-name="ce5" office:value-type="float" office:value="11577034">
            <text:p>11577034</text:p>
          </table:table-cell>
          <table:table-cell table:style-name="ce5" office:value-type="float" office:value="1255563">
            <text:p>1255563</text:p>
          </table:table-cell>
          <table:table-cell table:style-name="ce5" office:value-type="float" office:value="12818355">
            <text:p>12818355</text:p>
          </table:table-cell>
          <table:table-cell table:style-name="ce5" office:value-type="float" office:value="14242">
            <text:p>14242</text:p>
          </table:table-cell>
          <table:table-cell table:style-name="ce5" office:value-type="float" office:value="59350544">
            <text:p>59350544</text:p>
          </table:table-cell>
          <table:table-cell table:style-name="ce5" office:value-type="float" office:value="2613">
            <text:p>2613</text:p>
          </table:table-cell>
          <table:table-cell table:style-name="ce5" office:value-type="float" office:value="3879529">
            <text:p>3879529</text:p>
          </table:table-cell>
          <table:table-cell table:style-name="ce5" office:value-type="float" office:value="0">
            <text:p>0</text:p>
          </table:table-cell>
          <table:table-cell table:style-name="ce8" table:formula="of:=([.J18])/([.J18]+[.I18])" office:value-type="percentage" office:value="0.0978416917479759">
            <text:p>9,78%</text:p>
          </table:table-cell>
          <table:table-cell table:style-name="ce8" table:formula="of:=([.L18])/([.K18]+[.L18])" office:value-type="percentage" office:value="0.00110982991205911">
            <text:p>0,11%</text:p>
          </table:table-cell>
          <table:table-cell table:style-name="ce8" table:formula="of:=([.N18])/[.E18]" office:value-type="percentage" office:value="0.0000440246161796479">
            <text:p>0,00%</text:p>
          </table:table-cell>
          <table:table-cell table:style-name="ce8" table:formula="of:=([.P18])/[.O18]" office:value-type="percentage" office:value="0">
            <text:p>0,00%</text:p>
          </table:table-cell>
        </table:table-row>
        <table:table-row table:style-name="ro4">
          <table:table-cell table:style-name="ce2" office:value-type="string">
            <text:p>Djikstra Large</text:p>
          </table:table-cell>
          <table:table-cell table:style-name="ce5" office:value-type="float" office:value="211769293">
            <text:p>21176929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62451">
            <text:p>1562451</text:p>
          </table:table-cell>
          <table:table-cell table:style-name="ce5" office:value-type="float" office:value="285280151">
            <text:p>285280151</text:p>
          </table:table-cell>
          <table:table-cell table:style-name="ce8" table:formula="of:=[.B19]/[.E19]" office:value-type="percentage" office:value="0.742320460283267">
            <text:p>74,23%</text:p>
          </table:table-cell>
          <table:table-cell table:style-name="ce8" table:formula="of:=[.C19]/[.E19]" office:value-type="percentage" office:value="0">
            <text:p>0,00%</text:p>
          </table:table-cell>
          <table:table-cell table:style-name="ce8" table:formula="of:=[.D19]/[.E19]" office:value-type="percentage" office:value="0.00547690049420929">
            <text:p>0,55%</text:p>
          </table:table-cell>
          <table:table-cell table:style-name="ce5" office:value-type="float" office:value="54972910">
            <text:p>54972910</text:p>
          </table:table-cell>
          <table:table-cell table:style-name="ce5" office:value-type="float" office:value="6286206">
            <text:p>6286206</text:p>
          </table:table-cell>
          <table:table-cell table:style-name="ce5" office:value-type="float" office:value="61244740">
            <text:p>61244740</text:p>
          </table:table-cell>
          <table:table-cell table:style-name="ce5" office:value-type="float" office:value="14376">
            <text:p>14376</text:p>
          </table:table-cell>
          <table:table-cell table:style-name="ce5" office:value-type="float" office:value="285277531">
            <text:p>285277531</text:p>
          </table:table-cell>
          <table:table-cell table:style-name="ce5" office:value-type="float" office:value="2619">
            <text:p>2619</text:p>
          </table:table-cell>
          <table:table-cell table:style-name="ce5" office:value-type="float" office:value="18317889">
            <text:p>18317889</text:p>
          </table:table-cell>
          <table:table-cell table:style-name="ce5" office:value-type="float" office:value="0">
            <text:p>0</text:p>
          </table:table-cell>
          <table:table-cell table:style-name="ce8" table:formula="of:=([.J19])/([.J19]+[.I19])" office:value-type="percentage" office:value="0.102616661983826">
            <text:p>10,26%</text:p>
          </table:table-cell>
          <table:table-cell table:style-name="ce8" table:formula="of:=([.L19])/([.K19]+[.L19])" office:value-type="percentage" office:value="0.000234675276737588">
            <text:p>0,02%</text:p>
          </table:table-cell>
          <table:table-cell table:style-name="ce8" table:formula="of:=([.N19])/[.E19]" office:value-type="percentage" office:value="0.000009180449431268">
            <text:p>0,00%</text:p>
          </table:table-cell>
          <table:table-cell table:style-name="ce8" table:formula="of:=([.P19])/[.O19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Patricia Small</text:p>
          </table:table-cell>
          <table:table-cell table:style-name="ce5" office:value-type="float" office:value="72396122">
            <text:p>72396122</text:p>
          </table:table-cell>
          <table:table-cell table:style-name="ce5" office:value-type="float" office:value="45485">
            <text:p>45485</text:p>
          </table:table-cell>
          <table:table-cell table:style-name="ce5" office:value-type="float" office:value="12244602">
            <text:p>12244602</text:p>
          </table:table-cell>
          <table:table-cell table:style-name="ce5" office:value-type="float" office:value="289205289">
            <text:p>289205289</text:p>
          </table:table-cell>
          <table:table-cell table:style-name="ce8" table:formula="of:=[.B20]/[.E20]" office:value-type="percentage" office:value="0.250327793970601">
            <text:p>25,03%</text:p>
          </table:table-cell>
          <table:table-cell table:style-name="ce8" table:formula="of:=[.C20]/[.E20]" office:value-type="percentage" office:value="0.000157275823541388">
            <text:p>0,02%</text:p>
          </table:table-cell>
          <table:table-cell table:style-name="ce8" table:formula="of:=[.D20]/[.E20]" office:value-type="percentage" office:value="0.0423387900073985">
            <text:p>4,23%</text:p>
          </table:table-cell>
          <table:table-cell table:style-name="ce5" office:value-type="float" office:value="68946957">
            <text:p>68946957</text:p>
          </table:table-cell>
          <table:table-cell table:style-name="ce5" office:value-type="float" office:value="139441">
            <text:p>139441</text:p>
          </table:table-cell>
          <table:table-cell table:style-name="ce5" office:value-type="float" office:value="68634923">
            <text:p>68634923</text:p>
          </table:table-cell>
          <table:table-cell table:style-name="ce5" office:value-type="float" office:value="451475">
            <text:p>451475</text:p>
          </table:table-cell>
          <table:table-cell table:style-name="ce5" office:value-type="float" office:value="289200094">
            <text:p>289200094</text:p>
          </table:table-cell>
          <table:table-cell table:style-name="ce5" office:value-type="float" office:value="5194">
            <text:p>5194</text:p>
          </table:table-cell>
          <table:table-cell table:style-name="ce5" office:value-type="float" office:value="29646298">
            <text:p>29646298</text:p>
          </table:table-cell>
          <table:table-cell table:style-name="ce5" office:value-type="float" office:value="23120">
            <text:p>23120</text:p>
          </table:table-cell>
          <table:table-cell table:style-name="ce8" table:formula="of:=([.J20])/([.J20]+[.I20])" office:value-type="percentage" office:value="0.00201835678276352">
            <text:p>0,20%</text:p>
          </table:table-cell>
          <table:table-cell table:style-name="ce8" table:formula="of:=([.L20])/([.K20]+[.L20])" office:value-type="percentage" office:value="0.00653493325849757">
            <text:p>0,65%</text:p>
          </table:table-cell>
          <table:table-cell table:style-name="ce8" table:formula="of:=([.N20])/[.E20]" office:value-type="percentage" office:value="0.0000179595608986252">
            <text:p>0,00%</text:p>
          </table:table-cell>
          <table:table-cell table:style-name="ce8" table:formula="of:=([.P20])/[.O20]" office:value-type="percentage" office:value="0.000779861283186184">
            <text:p>0,08%</text:p>
          </table:table-cell>
        </table:table-row>
        <table:table-row table:style-name="ro5">
          <table:table-cell table:style-name="ce2" office:value-type="string">
            <text:p>Patricia Large</text:p>
          </table:table-cell>
          <table:table-cell table:style-name="ce5" office:value-type="float" office:value="466737852">
            <text:p>466737852</text:p>
          </table:table-cell>
          <table:table-cell table:style-name="ce5" office:value-type="float" office:value="269512">
            <text:p>269512</text:p>
          </table:table-cell>
          <table:table-cell table:style-name="ce5" office:value-type="float" office:value="76129088">
            <text:p>76129088</text:p>
          </table:table-cell>
          <table:table-cell table:style-name="ce5" office:value-type="float" office:value="1830947169">
            <text:p>1830947169</text:p>
          </table:table-cell>
          <table:table-cell table:style-name="ce8" table:formula="of:=[.B21]/[.E21]" office:value-type="percentage" office:value="0.254916067433511">
            <text:p>25,49%</text:p>
          </table:table-cell>
          <table:table-cell table:style-name="ce8" table:formula="of:=[.C21]/[.E21]" office:value-type="percentage" office:value="0.000147198130324644">
            <text:p>0,01%</text:p>
          </table:table-cell>
          <table:table-cell table:style-name="ce8" table:formula="of:=[.D21]/[.E21]" office:value-type="percentage" office:value="0.0415790740928801">
            <text:p>4,16%</text:p>
          </table:table-cell>
          <table:table-cell table:style-name="ce5" office:value-type="float" office:value="438050064">
            <text:p>438050064</text:p>
          </table:table-cell>
          <table:table-cell table:style-name="ce5" office:value-type="float" office:value="904987">
            <text:p>904987</text:p>
          </table:table-cell>
          <table:table-cell table:style-name="ce5" office:value-type="float" office:value="435327779">
            <text:p>435327779</text:p>
          </table:table-cell>
          <table:table-cell table:style-name="ce5" office:value-type="float" office:value="3627272">
            <text:p>3627272</text:p>
          </table:table-cell>
          <table:table-cell table:style-name="ce5" office:value-type="float" office:value="1830941941">
            <text:p>1830941941</text:p>
          </table:table-cell>
          <table:table-cell table:style-name="ce5" office:value-type="float" office:value="5227">
            <text:p>5227</text:p>
          </table:table-cell>
          <table:table-cell table:style-name="ce5" office:value-type="float" office:value="188292306">
            <text:p>188292306</text:p>
          </table:table-cell>
          <table:table-cell table:style-name="ce5" office:value-type="float" office:value="178602">
            <text:p>178602</text:p>
          </table:table-cell>
          <table:table-cell table:style-name="ce8" table:formula="of:=([.J21])/([.J21]+[.I21])" office:value-type="percentage" office:value="0.00206168489903081">
            <text:p>0,21%</text:p>
          </table:table-cell>
          <table:table-cell table:style-name="ce8" table:formula="of:=([.L21])/([.K21]+[.L21])" office:value-type="percentage" office:value="0.00826342467579898">
            <text:p>0,83%</text:p>
          </table:table-cell>
          <table:table-cell table:style-name="ce8" table:formula="of:=([.N21])/[.E21]" office:value-type="percentage" office:value="0.00000285480656596706">
            <text:p>0,00%</text:p>
          </table:table-cell>
          <table:table-cell table:style-name="ce8" table:formula="of:=([.P21])/[.O21]" office:value-type="percentage" office:value="0.00094853583661565">
            <text:p>0,09%</text:p>
          </table:table-cell>
        </table:table-row>
        <table:table-row table:style-name="ro4">
          <table:table-cell table:style-name="ce2" office:value-type="string">
            <text:p>Rijndael Encoder Small</text:p>
          </table:table-cell>
          <table:table-cell table:style-name="ce5" office:value-type="float" office:value="5370906">
            <text:p>5370906</text:p>
          </table:table-cell>
          <table:table-cell table:style-name="ce5" office:value-type="float" office:value="77651">
            <text:p>77651</text:p>
          </table:table-cell>
          <table:table-cell table:style-name="ce5" office:value-type="float" office:value="471932">
            <text:p>471932</text:p>
          </table:table-cell>
          <table:table-cell table:style-name="ce5" office:value-type="float" office:value="33715298">
            <text:p>33715298</text:p>
          </table:table-cell>
          <table:table-cell table:style-name="ce8" table:formula="of:=[.B22]/[.E22]" office:value-type="percentage" office:value="0.159301750795737">
            <text:p>15,93%</text:p>
          </table:table-cell>
          <table:table-cell table:style-name="ce8" table:formula="of:=[.C22]/[.E22]" office:value-type="percentage" office:value="0.00230313847441004">
            <text:p>0,23%</text:p>
          </table:table-cell>
          <table:table-cell table:style-name="ce8" table:formula="of:=[.D22]/[.E22]" office:value-type="percentage" office:value="0.0139975627680942">
            <text:p>1,40%</text:p>
          </table:table-cell>
          <table:table-cell table:style-name="ce5" office:value-type="float" office:value="11269533">
            <text:p>11269533</text:p>
          </table:table-cell>
          <table:table-cell table:style-name="ce5" office:value-type="float" office:value="3090">
            <text:p>3090</text:p>
          </table:table-cell>
          <table:table-cell table:style-name="ce5" office:value-type="float" office:value="11269533">
            <text:p>11269533</text:p>
          </table:table-cell>
          <table:table-cell table:style-name="ce5" office:value-type="float" office:value="3090">
            <text:p>3090</text:p>
          </table:table-cell>
          <table:table-cell table:style-name="ce5" office:value-type="float" office:value="33712039">
            <text:p>33712039</text:p>
          </table:table-cell>
          <table:table-cell table:style-name="ce5" office:value-type="float" office:value="3258">
            <text:p>3258</text:p>
          </table:table-cell>
          <table:table-cell table:style-name="ce5" office:value-type="float" office:value="2465773">
            <text:p>2465773</text:p>
          </table:table-cell>
          <table:table-cell table:style-name="ce5" office:value-type="float" office:value="0">
            <text:p>0</text:p>
          </table:table-cell>
          <table:table-cell table:style-name="ce8" table:formula="of:=([.J22])/([.J22]+[.I22])" office:value-type="percentage" office:value="0.000274115438793615">
            <text:p>0,03%</text:p>
          </table:table-cell>
          <table:table-cell table:style-name="ce8" table:formula="of:=([.L22])/([.K22]+[.L22])" office:value-type="percentage" office:value="0.000274115438793615">
            <text:p>0,03%</text:p>
          </table:table-cell>
          <table:table-cell table:style-name="ce8" table:formula="of:=([.N22])/[.E22]" office:value-type="percentage" office:value="0.0000966326917828222">
            <text:p>0,01%</text:p>
          </table:table-cell>
          <table:table-cell table:style-name="ce8" table:formula="of:=([.P22])/[.O22]" office:value-type="percentage" office:value="0">
            <text:p>0,00%</text:p>
          </table:table-cell>
        </table:table-row>
        <table:table-row table:style-name="ro4">
          <table:table-cell table:style-name="ce2" office:value-type="string">
            <text:p>Rijndael Decoder Small</text:p>
          </table:table-cell>
          <table:table-cell table:style-name="ce5" office:value-type="float" office:value="4744889">
            <text:p>474488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33519">
            <text:p>433519</text:p>
          </table:table-cell>
          <table:table-cell table:style-name="ce5" office:value-type="float" office:value="34684744">
            <text:p>34684744</text:p>
          </table:table-cell>
          <table:table-cell table:style-name="ce8" table:formula="of:=[.B23]/[.E23]" office:value-type="percentage" office:value="0.1368004618976">
            <text:p>13,68%</text:p>
          </table:table-cell>
          <table:table-cell table:style-name="ce8" table:formula="of:=[.C23]/[.E23]" office:value-type="percentage" office:value="0">
            <text:p>0,00%</text:p>
          </table:table-cell>
          <table:table-cell table:style-name="ce8" table:formula="of:=[.D23]/[.E23]" office:value-type="percentage" office:value="0.0124988381058831">
            <text:p>1,25%</text:p>
          </table:table-cell>
          <table:table-cell table:style-name="ce5" office:value-type="float" office:value="11520729">
            <text:p>11520729</text:p>
          </table:table-cell>
          <table:table-cell table:style-name="ce5" office:value-type="float" office:value="4212">
            <text:p>4212</text:p>
          </table:table-cell>
          <table:table-cell table:style-name="ce5" office:value-type="float" office:value="11520740">
            <text:p>11520740</text:p>
          </table:table-cell>
          <table:table-cell table:style-name="ce5" office:value-type="float" office:value="4201">
            <text:p>4201</text:p>
          </table:table-cell>
          <table:table-cell table:style-name="ce5" office:value-type="float" office:value="34681669">
            <text:p>34681669</text:p>
          </table:table-cell>
          <table:table-cell table:style-name="ce5" office:value-type="float" office:value="3074">
            <text:p>3074</text:p>
          </table:table-cell>
          <table:table-cell table:style-name="ce5" office:value-type="float" office:value="2621034">
            <text:p>2621034</text:p>
          </table:table-cell>
          <table:table-cell table:style-name="ce5" office:value-type="float" office:value="0">
            <text:p>0</text:p>
          </table:table-cell>
          <table:table-cell table:style-name="ce8" table:formula="of:=([.J23])/([.J23]+[.I23])" office:value-type="percentage" office:value="0.000365468248384091">
            <text:p>0,04%</text:p>
          </table:table-cell>
          <table:table-cell table:style-name="ce8" table:formula="of:=([.L23])/([.K23]+[.L23])" office:value-type="percentage" office:value="0.000364513796643297">
            <text:p>0,04%</text:p>
          </table:table-cell>
          <table:table-cell table:style-name="ce8" table:formula="of:=([.N23])/[.E23]" office:value-type="percentage" office:value="0.00008862686142357">
            <text:p>0,01%</text:p>
          </table:table-cell>
          <table:table-cell table:style-name="ce8" table:formula="of:=([.P23])/[.O23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SHA Small</text:p>
          </table:table-cell>
          <table:table-cell table:style-name="ce5" office:value-type="float" office:value="5814063">
            <text:p>581406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543">
            <text:p>100543</text:p>
          </table:table-cell>
          <table:table-cell table:style-name="ce5" office:value-type="float" office:value="13036287">
            <text:p>13036287</text:p>
          </table:table-cell>
          <table:table-cell table:style-name="ce8" table:formula="of:=[.B24]/[.E24]" office:value-type="percentage" office:value="0.445990718062589">
            <text:p>44,60%</text:p>
          </table:table-cell>
          <table:table-cell table:style-name="ce8" table:formula="of:=[.C24]/[.E24]" office:value-type="percentage" office:value="0">
            <text:p>0,00%</text:p>
          </table:table-cell>
          <table:table-cell table:style-name="ce8" table:formula="of:=[.D24]/[.E24]" office:value-type="percentage" office:value="0.00771254882621102">
            <text:p>0,77%</text:p>
          </table:table-cell>
          <table:table-cell table:style-name="ce5" office:value-type="float" office:value="2496045">
            <text:p>2496045</text:p>
          </table:table-cell>
          <table:table-cell table:style-name="ce5" office:value-type="float" office:value="2701">
            <text:p>2701</text:p>
          </table:table-cell>
          <table:table-cell table:style-name="ce5" office:value-type="float" office:value="2496045">
            <text:p>2496045</text:p>
          </table:table-cell>
          <table:table-cell table:style-name="ce5" office:value-type="float" office:value="2701">
            <text:p>2701</text:p>
          </table:table-cell>
          <table:table-cell table:style-name="ce5" office:value-type="float" office:value="13034281">
            <text:p>13034281</text:p>
          </table:table-cell>
          <table:table-cell table:style-name="ce5" office:value-type="float" office:value="2005">
            <text:p>2005</text:p>
          </table:table-cell>
          <table:table-cell table:style-name="ce5" office:value-type="float" office:value="585022">
            <text:p>585022</text:p>
          </table:table-cell>
          <table:table-cell table:style-name="ce5" office:value-type="float" office:value="0">
            <text:p>0</text:p>
          </table:table-cell>
          <table:table-cell table:style-name="ce8" table:formula="of:=([.J24])/([.J24]+[.I24])" office:value-type="percentage" office:value="0.00108094220060782">
            <text:p>0,11%</text:p>
          </table:table-cell>
          <table:table-cell table:style-name="ce8" table:formula="of:=([.L24])/([.K24]+[.L24])" office:value-type="percentage" office:value="0.00108094220060782">
            <text:p>0,11%</text:p>
          </table:table-cell>
          <table:table-cell table:style-name="ce8" table:formula="of:=([.N24])/[.E24]" office:value-type="percentage" office:value="0.000153801462026726">
            <text:p>0,02%</text:p>
          </table:table-cell>
          <table:table-cell table:style-name="ce8" table:formula="of:=([.P24])/[.O24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SHA Large</text:p>
          </table:table-cell>
          <table:table-cell table:style-name="ce5" office:value-type="float" office:value="60534217">
            <text:p>605342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42679">
            <text:p>1042679</text:p>
          </table:table-cell>
          <table:table-cell table:style-name="ce5" office:value-type="float" office:value="135696013">
            <text:p>135696013</text:p>
          </table:table-cell>
          <table:table-cell table:style-name="ce8" table:formula="of:=[.B25]/[.E25]" office:value-type="percentage" office:value="0.446101662544794">
            <text:p>44,61%</text:p>
          </table:table-cell>
          <table:table-cell table:style-name="ce8" table:formula="of:=[.C25]/[.E25]" office:value-type="percentage" office:value="0">
            <text:p>0,00%</text:p>
          </table:table-cell>
          <table:table-cell table:style-name="ce8" table:formula="of:=[.D25]/[.E25]" office:value-type="percentage" office:value="0.00768393246749262">
            <text:p>0,77%</text:p>
          </table:table-cell>
          <table:table-cell table:style-name="ce5" office:value-type="float" office:value="26002763">
            <text:p>26002763</text:p>
          </table:table-cell>
          <table:table-cell table:style-name="ce5" office:value-type="float" office:value="2701">
            <text:p>2701</text:p>
          </table:table-cell>
          <table:table-cell table:style-name="ce5" office:value-type="float" office:value="26002763">
            <text:p>26002763</text:p>
          </table:table-cell>
          <table:table-cell table:style-name="ce5" office:value-type="float" office:value="2701">
            <text:p>2701</text:p>
          </table:table-cell>
          <table:table-cell table:style-name="ce5" office:value-type="float" office:value="135694007">
            <text:p>135694007</text:p>
          </table:table-cell>
          <table:table-cell table:style-name="ce5" office:value-type="float" office:value="2005">
            <text:p>2005</text:p>
          </table:table-cell>
          <table:table-cell table:style-name="ce5" office:value-type="float" office:value="6085234">
            <text:p>6085234</text:p>
          </table:table-cell>
          <table:table-cell table:style-name="ce5" office:value-type="float" office:value="0">
            <text:p>0</text:p>
          </table:table-cell>
          <table:table-cell table:style-name="ce8" table:formula="of:=([.J25])/([.J25]+[.I25])" office:value-type="percentage" office:value="0.000103862788220199">
            <text:p>0,01%</text:p>
          </table:table-cell>
          <table:table-cell table:style-name="ce8" table:formula="of:=([.L25])/([.K25]+[.L25])" office:value-type="percentage" office:value="0.000103862788220199">
            <text:p>0,01%</text:p>
          </table:table-cell>
          <table:table-cell table:style-name="ce8" table:formula="of:=([.N25])/[.E25]" office:value-type="percentage" office:value="0.0000147756736227762">
            <text:p>0,00%</text:p>
          </table:table-cell>
          <table:table-cell table:style-name="ce8" table:formula="of:=([.P25])/[.O25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JPEG Small Encode</text:p>
          </table:table-cell>
          <table:table-cell table:style-name="ce5" office:value-type="float" office:value="12796557">
            <text:p>12796557</text:p>
          </table:table-cell>
          <table:table-cell table:style-name="ce5" office:value-type="float" office:value="49232">
            <text:p>49232</text:p>
          </table:table-cell>
          <table:table-cell table:style-name="ce5" office:value-type="float" office:value="583458">
            <text:p>583458</text:p>
          </table:table-cell>
          <table:table-cell table:style-name="ce5" office:value-type="float" office:value="29474823">
            <text:p>29474823</text:p>
          </table:table-cell>
          <table:table-cell table:style-name="ce8" table:formula="of:=[.B26]/[.E26]" office:value-type="percentage" office:value="0.434152123661608">
            <text:p>43,42%</text:p>
          </table:table-cell>
          <table:table-cell table:style-name="ce8" table:formula="of:=[.C26]/[.E26]" office:value-type="percentage" office:value="0.00167030689208889">
            <text:p>0,17%</text:p>
          </table:table-cell>
          <table:table-cell table:style-name="ce8" table:formula="of:=[.D26]/[.E26]" office:value-type="percentage" office:value="0.0197951315941745">
            <text:p>1,98%</text:p>
          </table:table-cell>
          <table:table-cell table:style-name="ce5" office:value-type="float" office:value="6436703">
            <text:p>6436703</text:p>
          </table:table-cell>
          <table:table-cell table:style-name="ce5" office:value-type="float" office:value="842477">
            <text:p>842477</text:p>
          </table:table-cell>
          <table:table-cell table:style-name="ce5" office:value-type="float" office:value="5994771">
            <text:p>5994771</text:p>
          </table:table-cell>
          <table:table-cell table:style-name="ce5" office:value-type="float" office:value="1284409">
            <text:p>1284409</text:p>
          </table:table-cell>
          <table:table-cell table:style-name="ce5" office:value-type="float" office:value="29352407">
            <text:p>29352407</text:p>
          </table:table-cell>
          <table:table-cell table:style-name="ce5" office:value-type="float" office:value="122415">
            <text:p>122415</text:p>
          </table:table-cell>
          <table:table-cell table:style-name="ce5" office:value-type="float" office:value="2261437">
            <text:p>2261437</text:p>
          </table:table-cell>
          <table:table-cell table:style-name="ce5" office:value-type="float" office:value="0">
            <text:p>0</text:p>
          </table:table-cell>
          <table:table-cell table:style-name="ce8" table:formula="of:=([.J26])/([.J26]+[.I26])" office:value-type="percentage" office:value="0.115737899049069">
            <text:p>11,57%</text:p>
          </table:table-cell>
          <table:table-cell table:style-name="ce8" table:formula="of:=([.L26])/([.K26]+[.L26])" office:value-type="percentage" office:value="0.176449682519185">
            <text:p>17,64%</text:p>
          </table:table-cell>
          <table:table-cell table:style-name="ce8" table:formula="of:=([.N26])/[.E26]" office:value-type="percentage" office:value="0.00415320560194713">
            <text:p>0,42%</text:p>
          </table:table-cell>
          <table:table-cell table:style-name="ce8" table:formula="of:=([.P26])/[.O26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JPEG Small Decode</text:p>
          </table:table-cell>
          <table:table-cell table:style-name="ce5" office:value-type="float" office:value="3250176">
            <text:p>3250176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76027">
            <text:p>76027</text:p>
          </table:table-cell>
          <table:table-cell table:style-name="ce5" office:value-type="float" office:value="8697311">
            <text:p>8697311</text:p>
          </table:table-cell>
          <table:table-cell table:style-name="ce8" table:formula="of:=[.B27]/[.E27]" office:value-type="percentage" office:value="0.373698951319552">
            <text:p>37,37%</text:p>
          </table:table-cell>
          <table:table-cell table:style-name="ce8" table:formula="of:=[.C27]/[.E27]" office:value-type="percentage" office:value="0.0000294343849495551">
            <text:p>0,00%</text:p>
          </table:table-cell>
          <table:table-cell table:style-name="ce8" table:formula="of:=[.D27]/[.E27]" office:value-type="percentage" office:value="0.00874143743968682">
            <text:p>0,87%</text:p>
          </table:table-cell>
          <table:table-cell table:style-name="ce5" office:value-type="float" office:value="2190098">
            <text:p>2190098</text:p>
          </table:table-cell>
          <table:table-cell table:style-name="ce5" office:value-type="float" office:value="273673">
            <text:p>273673</text:p>
          </table:table-cell>
          <table:table-cell table:style-name="ce5" office:value-type="float" office:value="1915490">
            <text:p>1915490</text:p>
          </table:table-cell>
          <table:table-cell table:style-name="ce5" office:value-type="float" office:value="548281">
            <text:p>548281</text:p>
          </table:table-cell>
          <table:table-cell table:style-name="ce5" office:value-type="float" office:value="8689121">
            <text:p>8689121</text:p>
          </table:table-cell>
          <table:table-cell table:style-name="ce5" office:value-type="float" office:value="8189">
            <text:p>8189</text:p>
          </table:table-cell>
          <table:table-cell table:style-name="ce5" office:value-type="float" office:value="916421">
            <text:p>916421</text:p>
          </table:table-cell>
          <table:table-cell table:style-name="ce5" office:value-type="float" office:value="0">
            <text:p>0</text:p>
          </table:table-cell>
          <table:table-cell table:style-name="ce8" table:formula="of:=([.J27])/([.J27]+[.I27])" office:value-type="percentage" office:value="0.111078911148804">
            <text:p>11,11%</text:p>
          </table:table-cell>
          <table:table-cell table:style-name="ce8" table:formula="of:=([.L27])/([.K27]+[.L27])" office:value-type="percentage" office:value="0.22253732185337">
            <text:p>22,25%</text:p>
          </table:table-cell>
          <table:table-cell table:style-name="ce8" table:formula="of:=([.N27])/[.E27]" office:value-type="percentage" office:value="0.000941555384187135">
            <text:p>0,09%</text:p>
          </table:table-cell>
          <table:table-cell table:style-name="ce8" table:formula="of:=([.P27])/[.O27]" office:value-type="percentage" office:value="0">
            <text:p>0,00%</text:p>
          </table:table-cell>
        </table:table-row>
        <table:table-row table:style-name="ro5">
          <table:table-cell table:style-name="ce2" office:value-type="string">
            <text:p>JPEG Large Encode</text:p>
          </table:table-cell>
          <table:table-cell table:style-name="ce5" office:value-type="float" office:value="50238981">
            <text:p>50238981</text:p>
          </table:table-cell>
          <table:table-cell table:style-name="ce5" office:value-type="float" office:value="196368">
            <text:p>196368</text:p>
          </table:table-cell>
          <table:table-cell table:style-name="ce5" office:value-type="float" office:value="1628428">
            <text:p>1628428</text:p>
          </table:table-cell>
          <table:table-cell table:style-name="ce5" office:value-type="float" office:value="109076355">
            <text:p>109076355</text:p>
          </table:table-cell>
          <table:table-cell table:style-name="ce8" table:formula="of:=[.B28]/[.E28]" office:value-type="percentage" office:value="0.460585440355061">
            <text:p>46,06%</text:p>
          </table:table-cell>
          <table:table-cell table:style-name="ce8" table:formula="of:=[.C28]/[.E28]" office:value-type="percentage" office:value="0.0018002801798795">
            <text:p>0,18%</text:p>
          </table:table-cell>
          <table:table-cell table:style-name="ce8" table:formula="of:=[.D28]/[.E28]" office:value-type="percentage" office:value="0.0149292484150208">
            <text:p>1,49%</text:p>
          </table:table-cell>
          <table:table-cell table:style-name="ce5" office:value-type="float" office:value="23102811">
            <text:p>23102811</text:p>
          </table:table-cell>
          <table:table-cell table:style-name="ce5" office:value-type="float" office:value="3800961">
            <text:p>3800961</text:p>
          </table:table-cell>
          <table:table-cell table:style-name="ce5" office:value-type="float" office:value="21818055">
            <text:p>21818055</text:p>
          </table:table-cell>
          <table:table-cell table:style-name="ce5" office:value-type="float" office:value="5085717">
            <text:p>5085717</text:p>
          </table:table-cell>
          <table:table-cell table:style-name="ce5" office:value-type="float" office:value="101570779">
            <text:p>101570779</text:p>
          </table:table-cell>
          <table:table-cell table:style-name="ce5" office:value-type="float" office:value="7505575">
            <text:p>7505575</text:p>
          </table:table-cell>
          <table:table-cell table:style-name="ce5" office:value-type="float" office:value="8373344">
            <text:p>8373344</text:p>
          </table:table-cell>
          <table:table-cell table:style-name="ce5" office:value-type="float" office:value="131806">
            <text:p>131806</text:p>
          </table:table-cell>
          <table:table-cell table:style-name="ce8" table:formula="of:=([.J28])/([.J28]+[.I28])" office:value-type="percentage" office:value="0.141279854735611">
            <text:p>14,13%</text:p>
          </table:table-cell>
          <table:table-cell table:style-name="ce8" table:formula="of:=([.L28])/([.K28]+[.L28])" office:value-type="percentage" office:value="0.189033604655882">
            <text:p>18,90%</text:p>
          </table:table-cell>
          <table:table-cell table:style-name="ce8" table:formula="of:=([.N28])/[.E28]" office:value-type="percentage" office:value="0.0688102843187233">
            <text:p>6,88%</text:p>
          </table:table-cell>
          <table:table-cell table:style-name="ce8" table:formula="of:=([.P28])/[.O28]" office:value-type="percentage" office:value="0.0157411423679715">
            <text:p>1,57%</text:p>
          </table:table-cell>
        </table:table-row>
        <table:table-row table:style-name="ro5">
          <table:table-cell table:style-name="ce2" office:value-type="string">
            <text:p>JPEG Large Decode</text:p>
          </table:table-cell>
          <table:table-cell table:style-name="ce5" office:value-type="float" office:value="11937596">
            <text:p>11937596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14964">
            <text:p>214964</text:p>
          </table:table-cell>
          <table:table-cell table:style-name="ce5" office:value-type="float" office:value="29353751">
            <text:p>29353751</text:p>
          </table:table-cell>
          <table:table-cell table:style-name="ce8" table:formula="of:=[.B29]/[.E29]" office:value-type="percentage" office:value="0.406680427315746">
            <text:p>40,67%</text:p>
          </table:table-cell>
          <table:table-cell table:style-name="ce8" table:formula="of:=[.C29]/[.E29]" office:value-type="percentage" office:value="0.00000872120227496649">
            <text:p>0,00%</text:p>
          </table:table-cell>
          <table:table-cell table:style-name="ce8" table:formula="of:=[.D29]/[.E29]" office:value-type="percentage" office:value="0.00732322080404647">
            <text:p>0,73%</text:p>
          </table:table-cell>
          <table:table-cell table:style-name="ce5" office:value-type="float" office:value="6571939">
            <text:p>6571939</text:p>
          </table:table-cell>
          <table:table-cell table:style-name="ce5" office:value-type="float" office:value="2288196">
            <text:p>2288196</text:p>
          </table:table-cell>
          <table:table-cell table:style-name="ce5" office:value-type="float" office:value="5417465">
            <text:p>5417465</text:p>
          </table:table-cell>
          <table:table-cell table:style-name="ce5" office:value-type="float" office:value="3442670">
            <text:p>3442670</text:p>
          </table:table-cell>
          <table:table-cell table:style-name="ce5" office:value-type="float" office:value="29345554">
            <text:p>29345554</text:p>
          </table:table-cell>
          <table:table-cell table:style-name="ce5" office:value-type="float" office:value="8196">
            <text:p>8196</text:p>
          </table:table-cell>
          <table:table-cell table:style-name="ce5" office:value-type="float" office:value="3262524">
            <text:p>3262524</text:p>
          </table:table-cell>
          <table:table-cell table:style-name="ce5" office:value-type="float" office:value="0">
            <text:p>0</text:p>
          </table:table-cell>
          <table:table-cell table:style-name="ce8" table:formula="of:=([.J29])/([.J29]+[.I29])" office:value-type="percentage" office:value="0.2582574644743">
            <text:p>25,83%</text:p>
          </table:table-cell>
          <table:table-cell table:style-name="ce8" table:formula="of:=([.L29])/([.K29]+[.L29])" office:value-type="percentage" office:value="0.388557284962362">
            <text:p>38,86%</text:p>
          </table:table-cell>
          <table:table-cell table:style-name="ce8" table:formula="of:=([.N29])/[.E29]" office:value-type="percentage" office:value="0.000279214741584474">
            <text:p>0,03%</text:p>
          </table:table-cell>
          <table:table-cell table:style-name="ce8" table:formula="of:=([.P29])/[.O29]" office:value-type="percentage" office:value="0">
            <text:p>0,00%</text:p>
          </table:table-cell>
        </table:table-row>
        <table:table-row table:style-name="ro5">
          <table:table-cell table:style-name="ce3"/>
          <table:table-cell table:style-name="ce7" table:number-columns-repeated="19"/>
        </table:table-row>
        <table:table-row table:style-name="ro7">
          <table:table-cell/>
          <table:table-cell table:style-name="ce7" table:number-columns-repeated="19"/>
        </table:table-row>
        <table:table-row table:style-name="ro8" table:number-rows-repeated="1048544">
          <table:table-cell table:number-columns-repeated="20"/>
        </table:table-row>
        <table:table-row table:style-name="ro8">
          <table:table-cell table:number-columns-repeated="20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otacin</meta:initial-creator>
    <meta:creation-date>2013-05-07T08:15:26</meta:creation-date>
    <dc:date>2013-05-14T00:34:43</dc:date>
    <dc:creator>Marcus Botacin</dc:creator>
    <meta:editing-duration>P1DT2H31M25S</meta:editing-duration>
    <meta:editing-cycles>48</meta:editing-cycles>
    <meta:generator>LibreOffice/3.5$Linux_X86_64 LibreOffice_project/350m1$Build-2</meta:generator>
    <meta:document-statistic meta:table-count="3" meta:cell-count="1045" meta:object-count="0"/>
  </office:meta>
</office:document-meta>
</file>